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1.905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302cm"/>
    </style:style>
    <style:style style:name="Table1.G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5.292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1.508cm"/>
    </style:style>
    <style:style style:name="Table2.F" style:family="table-column">
      <style:table-column-properties style:column-width="2.302cm"/>
    </style:style>
    <style:style style:name="Table2.G" style:family="table-column">
      <style:table-column-properties style:column-width="2.8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style:text-underline-style="none" fo:font-weight="normal" officeooo:rsid="009a552f" officeooo:paragraph-rsid="0007137c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style:text-underline-style="none" fo:font-weight="normal" officeooo:rsid="0007137c" officeooo:paragraph-rsid="0007137c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style:text-underline-style="none" fo:font-weight="normal" officeooo:rsid="0009ea77" officeooo:paragraph-rsid="0009ea77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style:text-underline-style="none" fo:font-weight="normal" officeooo:rsid="000b2840" officeooo:paragraph-rsid="000b2840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style:text-underline-style="none" fo:font-weight="normal" officeooo:rsid="000b2840" officeooo:paragraph-rsid="0013c0d5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style:text-underline-style="none" fo:font-weight="normal" officeooo:rsid="00114ef0" officeooo:paragraph-rsid="00114ef0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0pt" style:text-underline-style="none" fo:font-weight="normal" officeooo:rsid="002f4b2e" officeooo:paragraph-rsid="002f4b2e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20pt" style:text-underline-style="none" fo:font-weight="normal" officeooo:rsid="0073cebd" officeooo:paragraph-rsid="0073cebd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20pt" style:text-underline-style="none" fo:font-weight="bold" officeooo:rsid="000b2840" officeooo:paragraph-rsid="0073cebd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none" fo:font-weight="bold" officeooo:rsid="000b2840" officeooo:paragraph-rsid="007c8cf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normal" officeooo:rsid="010cdf38" officeooo:paragraph-rsid="00114ef0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40pt" fo:font-weight="bold" officeooo:rsid="019c7fdc" officeooo:paragraph-rsid="0007137c" style:font-size-asian="40pt" style:font-weight-asian="bold" style:font-size-complex="4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rsid="00a9befe" officeooo:paragraph-rsid="0007137c" style:font-size-asian="26pt" style:font-weight-asian="bold" style:font-size-complex="26pt" style:font-weight-complex="bold"/>
    </style:style>
    <style:style style:name="P14" style:family="paragraph" style:parent-style-name="Standard">
      <style:text-properties officeooo:rsid="009b6fd0" officeooo:paragraph-rsid="0007137c"/>
    </style:style>
    <style:style style:name="P15" style:family="paragraph" style:parent-style-name="Standard">
      <style:text-properties fo:font-size="14pt" style:text-underline-style="none" fo:font-weight="normal" officeooo:rsid="0007137c" officeooo:paragraph-rsid="0007137c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14ef0" officeooo:paragraph-rsid="00114ef0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0b2840" officeooo:paragraph-rsid="0013c0d5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21ff38" officeooo:paragraph-rsid="0021ff38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1ff38" officeooo:paragraph-rsid="0023d1b9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21ff38" officeooo:paragraph-rsid="00257dc2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21ff38" officeooo:paragraph-rsid="0027ed44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21ff38" officeooo:paragraph-rsid="002a381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1ff38" officeooo:paragraph-rsid="002c812d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21ff38" officeooo:paragraph-rsid="002f4b2e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21ff38" officeooo:paragraph-rsid="002fb685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21ff38" officeooo:paragraph-rsid="0036369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1ff38" officeooo:paragraph-rsid="00370da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1ff38" officeooo:paragraph-rsid="00395a0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1ff38" officeooo:paragraph-rsid="00500fd9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1ff38" officeooo:paragraph-rsid="00513e1d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21ff38" officeooo:paragraph-rsid="0056142b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021ff38" officeooo:paragraph-rsid="0057083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1ff38" officeooo:paragraph-rsid="005d839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1ff38" officeooo:paragraph-rsid="0060394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1ff38" officeooo:paragraph-rsid="00683b46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27ed44" officeooo:paragraph-rsid="0027ed44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27ed44" officeooo:paragraph-rsid="002c812d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27ed44" officeooo:paragraph-rsid="002f4b2e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2c812d" officeooo:paragraph-rsid="002c812d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2c812d" officeooo:paragraph-rsid="002f4b2e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3357b0" officeooo:paragraph-rsid="003357b0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style:text-underline-style="none" fo:font-weight="normal" officeooo:rsid="00359cdf" officeooo:paragraph-rsid="00359cdf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style:text-underline-style="none" fo:font-weight="normal" officeooo:rsid="0036369e" officeooo:paragraph-rsid="0036369e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style:text-underline-style="none" fo:font-weight="normal" officeooo:rsid="0036369e" officeooo:paragraph-rsid="00370dae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style:text-underline-style="none" fo:font-weight="normal" officeooo:rsid="0036369e" officeooo:paragraph-rsid="00395a04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style:text-underline-style="none" fo:font-weight="normal" officeooo:rsid="0036369e" officeooo:paragraph-rsid="003ad185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style:text-underline-style="none" fo:font-weight="normal" officeooo:rsid="0036369e" officeooo:paragraph-rsid="004e7059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style:text-underline-style="none" fo:font-weight="normal" officeooo:rsid="0036369e" officeooo:paragraph-rsid="00500fd9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style:text-underline-style="none" fo:font-weight="normal" officeooo:rsid="0036369e" officeooo:paragraph-rsid="0056142b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style:text-underline-style="none" fo:font-weight="normal" officeooo:rsid="0036369e" officeooo:paragraph-rsid="005c3e15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style:text-underline-style="none" fo:font-weight="normal" officeooo:rsid="00370dae" officeooo:paragraph-rsid="00370dae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style:text-underline-style="none" fo:font-weight="normal" officeooo:rsid="00370dae" officeooo:paragraph-rsid="00377976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style:text-underline-style="none" fo:font-weight="normal" officeooo:rsid="00370dae" officeooo:paragraph-rsid="00395a04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style:text-underline-style="none" fo:font-weight="normal" officeooo:rsid="00370dae" officeooo:paragraph-rsid="004e0008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style:text-underline-style="none" fo:font-weight="normal" officeooo:rsid="00370dae" officeooo:paragraph-rsid="00513e1d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style:text-underline-style="none" fo:font-weight="normal" officeooo:rsid="00370dae" officeooo:paragraph-rsid="0057083e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style:text-underline-style="none" fo:font-weight="normal" officeooo:rsid="00370dae" officeooo:paragraph-rsid="005d3615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style:text-underline-style="none" fo:font-weight="normal" officeooo:rsid="003ad185" officeooo:paragraph-rsid="003ad185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style:text-underline-style="none" fo:font-weight="normal" officeooo:rsid="003ad185" officeooo:paragraph-rsid="004e0008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style:text-underline-style="none" fo:font-weight="normal" officeooo:rsid="002d407f" officeooo:paragraph-rsid="0016f414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style:text-underline-style="none" fo:font-weight="normal" officeooo:rsid="002d407f" officeooo:paragraph-rsid="0041a43a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style:text-underline-style="none" fo:font-weight="normal" officeooo:rsid="0047a73d" officeooo:paragraph-rsid="0047a73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60394f" officeooo:paragraph-rsid="0060394f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60394f" officeooo:paragraph-rsid="00683b46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6c985a" officeooo:paragraph-rsid="006c985a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style:text-underline-style="none" fo:font-weight="normal" officeooo:rsid="0013c0d5" officeooo:paragraph-rsid="0013c0d5" style:font-size-asian="12.25pt" style:font-weight-asian="normal" style:font-size-complex="14pt" style:font-weight-complex="normal"/>
    </style:style>
    <style:style style:name="P67" style:family="paragraph" style:parent-style-name="Standard">
      <style:text-properties fo:font-size="14pt" style:text-underline-style="none" fo:font-weight="normal" officeooo:rsid="001981e4" officeooo:paragraph-rsid="001981e4" style:font-size-asian="12.25pt" style:font-weight-asian="normal" style:font-size-complex="14pt" style:font-weight-complex="normal"/>
    </style:style>
    <style:style style:name="P68" style:family="paragraph" style:parent-style-name="Standard">
      <style:text-properties fo:font-size="14pt" style:text-underline-style="none" fo:font-weight="normal" officeooo:rsid="001a4bef" officeooo:paragraph-rsid="001a4bef" style:font-size-asian="12.25pt" style:font-weight-asian="normal" style:font-size-complex="14pt" style:font-weight-complex="normal"/>
    </style:style>
    <style:style style:name="P69" style:family="paragraph" style:parent-style-name="Standard">
      <style:text-properties fo:font-size="14pt" style:text-underline-style="none" fo:font-weight="normal" officeooo:rsid="001bcca8" officeooo:paragraph-rsid="001bcca8" style:font-size-asian="12.25pt" style:font-weight-asian="normal" style:font-size-complex="14pt" style:font-weight-complex="normal"/>
    </style:style>
    <style:style style:name="P70" style:family="paragraph" style:parent-style-name="Standard">
      <style:text-properties fo:font-size="14pt" style:text-underline-style="none" fo:font-weight="normal" officeooo:rsid="001bcca8" officeooo:paragraph-rsid="001981e4" style:font-size-asian="12.25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normal" officeooo:rsid="001cbc4b" officeooo:paragraph-rsid="001cbc4b" style:font-size-asian="12.25pt" style:font-weight-asian="normal" style:font-size-complex="14pt" style:font-weight-complex="normal"/>
    </style:style>
    <style:style style:name="P72" style:family="paragraph" style:parent-style-name="Standard">
      <style:text-properties fo:font-size="14pt" style:text-underline-style="none" fo:font-weight="bold" officeooo:rsid="0021ff38" officeooo:paragraph-rsid="0021ff38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style:text-underline-style="none" fo:font-weight="bold" officeooo:rsid="0021ff38" officeooo:paragraph-rsid="002fb685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style:text-underline-style="none" fo:font-weight="bold" officeooo:rsid="0021ff38" officeooo:paragraph-rsid="002f4b2e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style:text-underline-style="none" fo:font-weight="bold" officeooo:rsid="00257dc2" officeooo:paragraph-rsid="0023d1b9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style:text-underline-style="none" fo:font-weight="bold" officeooo:rsid="002c812d" officeooo:paragraph-rsid="002f4b2e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style:text-underline-style="none" fo:font-weight="bold" officeooo:rsid="0036369e" officeooo:paragraph-rsid="00395a04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2d407f" officeooo:paragraph-rsid="0016f414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normal" officeooo:rsid="016586ff" officeooo:paragraph-rsid="0016f414" style:font-size-asian="14pt" style:font-weight-asian="normal" style:font-size-complex="14pt" style:font-weight-complex="normal"/>
    </style:style>
    <style:style style:name="P80" style:family="paragraph" style:parent-style-name="Standard">
      <style:text-properties fo:font-size="14pt" fo:font-weight="normal" officeooo:rsid="016586ff" officeooo:paragraph-rsid="00451528" style:font-size-asian="14pt" style:font-weight-asian="normal" style:font-size-complex="14pt" style:font-weight-complex="normal"/>
    </style:style>
    <style:style style:name="P81" style:family="paragraph" style:parent-style-name="Standard">
      <style:text-properties fo:font-size="14pt" fo:font-weight="normal" officeooo:rsid="002d407f" officeooo:paragraph-rsid="0041a43a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size="14pt" officeooo:rsid="002d407f" officeooo:paragraph-rsid="0016f414" style:font-size-asian="14pt" style:font-size-complex="14pt"/>
    </style:style>
    <style:style style:name="P83" style:family="paragraph" style:parent-style-name="Standard">
      <style:text-properties fo:font-size="14pt" officeooo:rsid="002d407f" officeooo:paragraph-rsid="0041a43a" style:font-size-asian="14pt" style:font-size-complex="14pt"/>
    </style:style>
    <style:style style:name="P84" style:family="paragraph" style:parent-style-name="Standard">
      <style:text-properties fo:font-size="14pt" officeooo:rsid="0016f414" officeooo:paragraph-rsid="0016f414" style:font-size-asian="14pt" style:font-size-complex="14pt"/>
    </style:style>
    <style:style style:name="P85" style:family="paragraph" style:parent-style-name="Standard">
      <style:text-properties fo:font-size="24pt" style:text-underline-style="none" fo:font-weight="bold" officeooo:rsid="0007137c" officeooo:paragraph-rsid="00114ef0" style:font-size-asian="24pt" style:font-weight-asian="bold" style:font-size-complex="24pt" style:font-weight-complex="bold"/>
    </style:style>
    <style:style style:name="P86" style:family="paragraph" style:parent-style-name="Standard">
      <style:text-properties fo:font-size="24pt" style:text-underline-style="none" fo:font-weight="bold" officeooo:rsid="0007137c" officeooo:paragraph-rsid="0010a11c" style:font-size-asian="24pt" style:font-weight-asian="bold" style:font-size-complex="24pt" style:font-weight-complex="bold"/>
    </style:style>
    <style:style style:name="P87" style:family="paragraph" style:parent-style-name="Standard">
      <style:text-properties fo:font-size="24pt" style:text-underline-style="none" fo:font-weight="bold" officeooo:rsid="0007137c" officeooo:paragraph-rsid="001dcb92" style:font-size-asian="24pt" style:font-weight-asian="bold" style:font-size-complex="24pt" style:font-weight-complex="bold"/>
    </style:style>
    <style:style style:name="P88" style:family="paragraph" style:parent-style-name="Standard">
      <style:text-properties fo:font-size="24pt" style:text-underline-style="none" fo:font-weight="bold" officeooo:rsid="000b2840" officeooo:paragraph-rsid="0073cebd" style:font-size-asian="24pt" style:font-weight-asian="bold" style:font-size-complex="24pt" style:font-weight-complex="bold"/>
    </style:style>
    <style:style style:name="P89" style:family="paragraph" style:parent-style-name="Standard">
      <style:text-properties fo:font-size="16pt" style:text-underline-style="none" fo:font-weight="bold" officeooo:rsid="00114ef0" officeooo:paragraph-rsid="00114ef0" style:font-size-asian="16pt" style:font-weight-asian="bold" style:font-size-complex="16pt" style:font-weight-complex="bold"/>
    </style:style>
    <style:style style:name="P90" style:family="paragraph" style:parent-style-name="Standard">
      <style:text-properties fo:font-size="16pt" style:text-underline-style="none" fo:font-weight="normal" officeooo:rsid="00f6e815" officeooo:paragraph-rsid="001f01e1" style:font-size-asian="16pt" style:font-weight-asian="normal" style:font-size-complex="16pt" style:font-weight-complex="normal"/>
    </style:style>
    <style:style style:name="P91" style:family="paragraph" style:parent-style-name="Standard">
      <style:text-properties fo:font-size="16pt" style:text-underline-style="solid" style:text-underline-width="auto" style:text-underline-color="font-color" fo:font-weight="bold" officeooo:rsid="00fdb6e0" officeooo:paragraph-rsid="001e21ed" style:font-size-asian="16pt" style:font-weight-asian="bold" style:font-size-complex="16pt" style:font-weight-complex="bold"/>
    </style:style>
    <style:style style:name="P92" style:family="paragraph" style:parent-style-name="Standard">
      <style:text-properties officeooo:rsid="002d407f" officeooo:paragraph-rsid="0016f414"/>
    </style:style>
    <style:style style:name="P93" style:family="paragraph" style:parent-style-name="Standard">
      <style:text-properties fo:font-size="12pt" fo:font-weight="normal" officeooo:rsid="01394e78" officeooo:paragraph-rsid="0016f414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16586ff" officeooo:paragraph-rsid="0016f414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0f6e815" officeooo:paragraph-rsid="001e21ed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0f6e815" officeooo:paragraph-rsid="001f01e1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f6e815" officeooo:paragraph-rsid="001fcd98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0fdb6e0" officeooo:paragraph-rsid="001e21ed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0fdb6e0" officeooo:paragraph-rsid="001e617f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normal" officeooo:rsid="00ff1935" officeooo:paragraph-rsid="001e21ed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normal" officeooo:rsid="001e617f" officeooo:paragraph-rsid="001e617f" style:font-size-asian="12pt" style:font-weight-asian="normal" style:font-size-complex="12pt" style:font-weight-complex="normal"/>
    </style:style>
    <style:style style:name="P102" style:family="paragraph" style:parent-style-name="Standard">
      <style:text-properties fo:font-size="12pt" style:text-underline-style="none" fo:font-weight="normal" officeooo:rsid="00fd2e10" officeooo:paragraph-rsid="001f01e1" style:font-size-asian="12pt" style:font-weight-asian="normal" style:font-size-complex="12pt" style:font-weight-complex="normal"/>
    </style:style>
    <style:style style:name="P103" style:family="paragraph" style:parent-style-name="Standard">
      <style:text-properties fo:font-size="12pt" style:text-underline-style="none" fo:font-weight="normal" officeooo:rsid="00f8e8e3" officeooo:paragraph-rsid="001f01e1" style:font-size-asian="12pt" style:font-weight-asian="normal" style:font-size-complex="12pt" style:font-weight-complex="normal"/>
    </style:style>
    <style:style style:name="P104" style:family="paragraph" style:parent-style-name="Standard">
      <style:text-properties fo:font-size="12pt" style:text-underline-style="none" fo:font-weight="normal" officeooo:rsid="00fb96e7" officeooo:paragraph-rsid="001f01e1" style:font-size-asian="12pt" style:font-weight-asian="normal" style:font-size-complex="12pt" style:font-weight-complex="normal"/>
    </style:style>
    <style:style style:name="P105" style:family="paragraph" style:parent-style-name="Standard">
      <style:text-properties fo:font-size="12pt" fo:font-style="normal" style:text-underline-style="none" fo:font-weight="normal" officeooo:rsid="01fec813" officeooo:paragraph-rsid="001e21ed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officeooo:paragraph-rsid="00683b46"/>
    </style:style>
    <style:style style:name="P107" style:family="paragraph" style:parent-style-name="Standard">
      <style:text-properties officeooo:paragraph-rsid="005d3615"/>
    </style:style>
    <style:style style:name="P108" style:family="paragraph" style:parent-style-name="Standard">
      <style:paragraph-properties fo:text-align="center" style:justify-single-word="false"/>
      <style:text-properties officeooo:rsid="0076fc73" officeooo:paragraph-rsid="0076fc73"/>
    </style:style>
    <style:style style:name="P109" style:family="paragraph" style:parent-style-name="Standard">
      <style:paragraph-properties fo:break-before="page"/>
      <style:text-properties fo:font-size="24pt" style:text-underline-style="none" fo:font-weight="bold" officeooo:rsid="0007137c" officeooo:paragraph-rsid="00114ef0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break-before="page"/>
      <style:text-properties fo:font-size="24pt" style:text-underline-style="none" fo:font-weight="bold" officeooo:rsid="0007137c" officeooo:paragraph-rsid="0013c0d5" style:font-size-asian="24pt" style:font-weight-asian="bold" style:font-size-complex="24pt" style:font-weight-complex="bold"/>
    </style:style>
    <style:style style:name="P111" style:family="paragraph" style:parent-style-name="Standard">
      <style:paragraph-properties fo:break-before="page"/>
      <style:text-properties fo:font-size="24pt" style:text-underline-style="none" fo:font-weight="bold" officeooo:rsid="0007137c" officeooo:paragraph-rsid="001dcb92" style:font-size-asian="24pt" style:font-weight-asian="bold" style:font-size-complex="24pt" style:font-weight-complex="bold"/>
    </style:style>
    <style:style style:name="P112" style:family="paragraph" style:parent-style-name="Standard">
      <style:paragraph-properties fo:break-before="page"/>
      <style:text-properties fo:font-size="24pt" style:text-underline-style="none" fo:font-weight="bold" officeooo:rsid="000b2840" officeooo:paragraph-rsid="0013c0d5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break-before="page"/>
      <style:text-properties fo:font-size="24pt" style:text-underline-style="none" fo:font-weight="bold" officeooo:rsid="000b2840" officeooo:paragraph-rsid="001f01e1" style:font-size-asian="24pt" style:font-weight-asian="bold" style:font-size-complex="24pt" style:font-weight-complex="bold"/>
    </style:style>
    <style:style style:name="P114" style:family="paragraph" style:parent-style-name="Standard">
      <style:paragraph-properties fo:break-before="page"/>
      <style:text-properties fo:font-size="24pt" style:text-underline-style="none" fo:font-weight="bold" officeooo:rsid="000b2840" officeooo:paragraph-rsid="0073cebd" style:font-size-asian="24pt" style:font-weight-asian="bold" style:font-size-complex="24pt" style:font-weight-complex="bold"/>
    </style:style>
    <style:style style:name="P115" style:family="paragraph" style:parent-style-name="Standard">
      <style:paragraph-properties fo:break-before="page"/>
      <style:text-properties fo:font-size="14pt" style:text-underline-style="none" fo:font-weight="bold" officeooo:rsid="0021ff38" officeooo:paragraph-rsid="00395a04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break-before="page"/>
      <style:text-properties fo:font-size="14pt" fo:font-weight="bold" officeooo:rsid="00a9befe" officeooo:paragraph-rsid="0016f414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officeooo:paragraph-rsid="0076fc73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font-size="14pt" style:text-underline-style="none" fo:font-weight="bold" officeooo:rsid="00114ef0" officeooo:paragraph-rsid="00114ef0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fo:font-size="12pt" style:text-underline-style="none" fo:font-weight="normal" officeooo:rsid="00f6e815" officeooo:paragraph-rsid="001f01e1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413e49" officeooo:paragraph-rsid="00413e49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2.501cm" fo:margin-right="0cm" fo:text-indent="0cm" style:auto-text-indent="false"/>
      <style:text-properties fo:font-size="14pt" style:text-underline-style="none" fo:font-weight="normal" officeooo:rsid="00114ef0" officeooo:paragraph-rsid="00114ef0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2.501cm" fo:margin-right="0cm" fo:text-indent="0cm" style:auto-text-indent="false"/>
      <style:text-properties fo:font-size="14pt" style:text-underline-style="none" fo:font-weight="normal" officeooo:rsid="00114ef0" officeooo:paragraph-rsid="00133f33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2.501cm" fo:margin-right="0cm" fo:text-indent="0cm" style:auto-text-indent="false"/>
      <style:text-properties fo:font-size="14pt" style:text-underline-style="none" fo:font-weight="normal" officeooo:rsid="0013b9bd" officeooo:paragraph-rsid="0013b9bd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114ef0" officeooo:paragraph-rsid="00133f33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114ef0" officeooo:paragraph-rsid="0013b9bd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154698" officeooo:paragraph-rsid="002f4b2e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2f4b2e" officeooo:paragraph-rsid="002f4b2e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-1.251cm" fo:margin-right="0cm" fo:text-indent="0cm" style:auto-text-indent="false"/>
      <style:text-properties fo:font-size="12pt" fo:font-weight="normal" officeooo:rsid="01394e78" officeooo:paragraph-rsid="00413e49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font-size="14pt" fo:font-weight="normal" officeooo:rsid="0061bfb5" officeooo:paragraph-rsid="0061bfb5" style:font-size-asian="14pt" style:font-weight-asian="normal" style:font-size-complex="14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font-size="14pt" fo:font-weight="normal" officeooo:rsid="0063ca83" officeooo:paragraph-rsid="0063ca83" style:font-size-asian="14pt" style:font-weight-asian="normal" style:font-size-complex="14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normal" officeooo:rsid="0063ca83" officeooo:paragraph-rsid="00683b46" style:font-size-asian="14pt" style:font-weight-asian="normal" style:font-size-complex="14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normal" officeooo:rsid="006507da" officeooo:paragraph-rsid="006507da" style:font-size-asian="14pt" style:font-weight-asian="normal" style:font-size-complex="14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normal" officeooo:rsid="006507da" officeooo:paragraph-rsid="00683b46" style:font-size-asian="14pt" style:font-weight-asian="normal" style:font-size-complex="14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normal" officeooo:rsid="00683b46" officeooo:paragraph-rsid="00683b46" style:font-size-asian="14pt" style:font-weight-asian="normal" style:font-size-complex="14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normal" officeooo:rsid="006c985a" officeooo:paragraph-rsid="006c985a" style:font-size-asian="14pt" style:font-weight-asian="normal" style:font-size-complex="14pt" style:font-weight-complex="normal"/>
    </style:style>
    <style:style style:name="P136" style:family="paragraph" style:parent-style-name="Table_20_Heading">
      <style:paragraph-properties fo:text-align="center" style:justify-single-word="false"/>
      <style:text-properties fo:font-size="14pt" officeooo:rsid="005d8390" officeooo:paragraph-rsid="005d8390" style:font-size-asian="14pt" style:font-size-complex="14pt"/>
    </style:style>
    <style:style style:name="P137" style:family="paragraph" style:parent-style-name="Table_20_Heading">
      <style:paragraph-properties fo:text-align="center" style:justify-single-word="false"/>
      <style:text-properties fo:font-size="14pt" officeooo:rsid="005d8390" officeooo:paragraph-rsid="00683b46" style:font-size-asian="14pt" style:font-size-complex="14pt"/>
    </style:style>
    <style:style style:name="P138" style:family="paragraph" style:parent-style-name="Table_20_Heading">
      <style:paragraph-properties fo:text-align="center" style:justify-single-word="false"/>
      <style:text-properties fo:font-size="14pt" officeooo:rsid="0060394f" officeooo:paragraph-rsid="0060394f" style:font-size-asian="14pt" style:font-size-complex="14pt"/>
    </style:style>
    <style:style style:name="P139" style:family="paragraph" style:parent-style-name="Table_20_Heading">
      <style:paragraph-properties fo:text-align="center" style:justify-single-word="false"/>
      <style:text-properties fo:font-size="14pt" officeooo:rsid="0060394f" officeooo:paragraph-rsid="00683b46" style:font-size-asian="14pt" style:font-size-complex="14pt"/>
    </style:style>
    <style:style style:name="P140" style:family="paragraph" style:parent-style-name="Table_20_Heading">
      <style:paragraph-properties fo:text-align="center" style:justify-single-word="false"/>
      <style:text-properties fo:font-size="14pt" officeooo:rsid="00623223" officeooo:paragraph-rsid="00623223" style:font-size-asian="14pt" style:font-size-complex="14pt"/>
    </style:style>
    <style:style style:name="P141" style:family="paragraph" style:parent-style-name="Table_20_Heading">
      <style:paragraph-properties fo:text-align="center" style:justify-single-word="false"/>
      <style:text-properties fo:font-size="14pt" officeooo:rsid="00623223" officeooo:paragraph-rsid="00683b46" style:font-size-asian="14pt" style:font-size-complex="14pt"/>
    </style:style>
    <style:style style:name="P142" style:family="paragraph" style:parent-style-name="Table_20_Heading">
      <style:paragraph-properties fo:text-align="center" style:justify-single-word="false"/>
      <style:text-properties fo:font-size="14pt" officeooo:rsid="006948c7" officeooo:paragraph-rsid="006948c7" style:font-size-asian="14pt" style:font-size-complex="14pt"/>
    </style:style>
    <style:style style:name="P143" style:family="paragraph" style:parent-style-name="Standard">
      <style:paragraph-properties fo:text-align="center" style:justify-single-word="false" fo:break-before="page"/>
      <style:text-properties fo:font-size="20pt" fo:font-weight="bold" officeooo:rsid="00683b46" officeooo:paragraph-rsid="00683b46" style:font-size-asian="20pt" style:font-weight-asian="bold" style:font-size-complex="20pt" style:font-weight-complex="bold"/>
    </style:style>
    <style:style style:name="P144" style:family="paragraph" style:parent-style-name="Standard">
      <style:paragraph-properties fo:text-align="center" style:justify-single-word="false"/>
      <style:text-properties fo:font-size="20pt" fo:font-weight="bold" officeooo:rsid="00683b46" officeooo:paragraph-rsid="00683b46" style:font-size-asian="20pt" style:font-weight-asian="bold" style:font-size-complex="20pt" style:font-weight-complex="bold"/>
    </style:style>
    <style:style style:name="P145" style:family="paragraph" style:parent-style-name="Standard">
      <style:text-properties fo:font-size="20pt" style:text-underline-style="none" fo:font-weight="normal" officeooo:rsid="0073cebd" officeooo:paragraph-rsid="0073cebd" style:font-size-asian="20pt" style:font-weight-asian="normal" style:font-size-complex="20pt" style:font-weight-complex="normal"/>
    </style:style>
    <style:style style:name="P146" style:family="paragraph" style:parent-style-name="Standard">
      <style:text-properties fo:font-size="20pt" style:text-underline-style="none" fo:font-weight="normal" officeooo:rsid="0073cebd" officeooo:paragraph-rsid="00759674" style:font-size-asian="20pt" style:font-weight-asian="normal" style:font-size-complex="20pt" style:font-weight-complex="normal"/>
    </style:style>
    <style:style style:name="P147" style:family="paragraph" style:parent-style-name="Standard">
      <style:text-properties officeooo:rsid="0079ba00" officeooo:paragraph-rsid="007e02d1"/>
    </style:style>
    <style:style style:name="P148" style:family="paragraph" style:parent-style-name="Standard">
      <style:text-properties officeooo:rsid="007e02d1" officeooo:paragraph-rsid="007e02d1"/>
    </style:style>
    <style:style style:name="P149" style:family="paragraph" style:parent-style-name="Standard">
      <style:text-properties officeooo:rsid="007f2e34" officeooo:paragraph-rsid="007f2e34"/>
    </style:style>
    <style:style style:name="P150" style:family="paragraph" style:parent-style-name="Standard">
      <style:text-properties officeooo:rsid="0082aef7" officeooo:paragraph-rsid="0082aef7"/>
    </style:style>
    <style:style style:name="P151" style:family="paragraph" style:parent-style-name="Standard">
      <style:text-properties officeooo:rsid="00847aba" officeooo:paragraph-rsid="00847aba"/>
    </style:style>
    <style:style style:name="P152" style:family="paragraph" style:parent-style-name="Standard">
      <style:text-properties fo:font-size="14pt" style:text-underline-style="none" fo:font-weight="normal" officeooo:rsid="0073cebd" officeooo:paragraph-rsid="00683b46" style:font-size-asian="14pt" style:font-weight-asian="normal" style:font-size-complex="14pt" style:font-weight-complex="normal"/>
    </style:style>
    <style:style style:name="P153" style:family="paragraph" style:parent-style-name="Standard">
      <style:text-properties fo:font-size="14pt" style:text-underline-style="none" fo:font-weight="normal" officeooo:rsid="00865660" officeooo:paragraph-rsid="00865660" style:font-size-asian="14pt" style:font-weight-asian="normal" style:font-size-complex="14pt" style:font-weight-complex="normal"/>
    </style:style>
    <style:style style:name="P154" style:family="paragraph" style:parent-style-name="Standard">
      <style:text-properties fo:font-size="14pt" style:text-underline-style="none" fo:font-weight="normal" officeooo:rsid="0087c884" officeooo:paragraph-rsid="0087c884" style:font-size-asian="14pt" style:font-weight-asian="normal" style:font-size-complex="14pt" style:font-weight-complex="normal"/>
    </style:style>
    <style:style style:name="P155" style:family="paragraph" style:parent-style-name="Standard">
      <style:text-properties fo:font-size="14pt" style:text-underline-style="none" fo:font-weight="normal" officeooo:rsid="008decfa" officeooo:paragraph-rsid="008decfa" style:font-size-asian="14pt" style:font-weight-asian="normal" style:font-size-complex="14pt" style:font-weight-complex="normal"/>
    </style:style>
    <style:style style:name="P156" style:family="paragraph" style:parent-style-name="Standard">
      <style:text-properties officeooo:rsid="008f93bb" officeooo:paragraph-rsid="008f93bb"/>
    </style:style>
    <style:style style:name="T1" style:family="text">
      <style:text-properties officeooo:rsid="0007137c"/>
    </style:style>
    <style:style style:name="T2" style:family="text">
      <style:text-properties officeooo:rsid="01331970"/>
    </style:style>
    <style:style style:name="T3" style:family="text">
      <style:text-properties officeooo:rsid="0009ea77"/>
    </style:style>
    <style:style style:name="T4" style:family="text">
      <style:text-properties officeooo:rsid="000e7a9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b9bd" style:font-weight-asian="bold" style:font-weight-complex="bold"/>
    </style:style>
    <style:style style:name="T7" style:family="text">
      <style:text-properties fo:font-weight="bold" officeooo:rsid="01394e78" style:font-weight-asian="bold" style:font-weight-complex="bold"/>
    </style:style>
    <style:style style:name="T8" style:family="text">
      <style:text-properties fo:font-weight="bold" officeooo:rsid="01616398" style:font-weight-asian="bold" style:font-weight-complex="bold"/>
    </style:style>
    <style:style style:name="T9" style:family="text">
      <style:text-properties fo:font-weight="bold" officeooo:rsid="016a8065" style:font-weight-asian="bold" style:font-weight-complex="bold"/>
    </style:style>
    <style:style style:name="T10" style:family="text">
      <style:text-properties fo:font-weight="bold" officeooo:rsid="0016f414" style:font-weight-asian="bold" style:font-weight-complex="bold"/>
    </style:style>
    <style:style style:name="T11" style:family="text">
      <style:text-properties fo:font-weight="bold" officeooo:rsid="01622d69" style:font-weight-asian="bold" style:font-weight-complex="bold"/>
    </style:style>
    <style:style style:name="T12" style:family="text">
      <style:text-properties fo:font-weight="bold" officeooo:rsid="00f8e8e3" style:font-weight-asian="bold" style:font-weight-complex="bold"/>
    </style:style>
    <style:style style:name="T13" style:family="text">
      <style:text-properties fo:font-weight="bold" officeooo:rsid="0027ed44" style:font-weight-asian="bold" style:font-weight-complex="bold"/>
    </style:style>
    <style:style style:name="T14" style:family="text">
      <style:text-properties fo:font-weight="bold" officeooo:rsid="002c812d" style:font-weight-asian="bold" style:font-weight-complex="bold"/>
    </style:style>
    <style:style style:name="T15" style:family="text">
      <style:text-properties fo:font-weight="bold" officeooo:rsid="0023d1b9" style:font-weight-asian="bold" style:font-weight-complex="bold"/>
    </style:style>
    <style:style style:name="T16" style:family="text">
      <style:text-properties fo:font-weight="bold" officeooo:rsid="002481b8" style:font-weight-asian="bold" style:font-weight-complex="bold"/>
    </style:style>
    <style:style style:name="T17" style:family="text">
      <style:text-properties fo:font-weight="bold" officeooo:rsid="002f4b2e" style:font-weight-asian="bold" style:font-weight-complex="bold"/>
    </style:style>
    <style:style style:name="T18" style:family="text">
      <style:text-properties fo:font-weight="bold" officeooo:rsid="0021ff38" style:font-weight-asian="bold" style:font-weight-complex="bold"/>
    </style:style>
    <style:style style:name="T19" style:family="text">
      <style:text-properties fo:font-weight="bold" officeooo:rsid="002fb685" style:font-weight-asian="bold" style:font-weight-complex="bold"/>
    </style:style>
    <style:style style:name="T20" style:family="text">
      <style:text-properties fo:font-weight="bold" officeooo:rsid="0036369e" style:font-weight-asian="bold" style:font-weight-complex="bold"/>
    </style:style>
    <style:style style:name="T21" style:family="text">
      <style:text-properties fo:font-weight="bold" officeooo:rsid="00395a04" style:font-weight-asian="bold" style:font-weight-complex="bold"/>
    </style:style>
    <style:style style:name="T22" style:family="text">
      <style:text-properties fo:font-weight="bold" officeooo:rsid="003ad185" style:font-weight-asian="bold" style:font-weight-complex="bold"/>
    </style:style>
    <style:style style:name="T23" style:family="text">
      <style:text-properties fo:font-weight="bold" officeooo:rsid="003d95d1" style:font-weight-asian="bold" style:font-weight-complex="bold"/>
    </style:style>
    <style:style style:name="T24" style:family="text">
      <style:text-properties fo:font-weight="bold" officeooo:rsid="003ef9d2" style:font-weight-asian="bold" style:font-weight-complex="bold"/>
    </style:style>
    <style:style style:name="T25" style:family="text">
      <style:text-properties fo:font-weight="bold" officeooo:rsid="0041a43a" style:font-weight-asian="bold" style:font-weight-complex="bold"/>
    </style:style>
    <style:style style:name="T26" style:family="text">
      <style:text-properties fo:font-weight="bold" officeooo:rsid="00413e49" style:font-weight-asian="bold" style:font-weight-complex="bold"/>
    </style:style>
    <style:style style:name="T27" style:family="text">
      <style:text-properties fo:font-weight="bold" officeooo:rsid="004e0008" style:font-weight-asian="bold" style:font-weight-complex="bold"/>
    </style:style>
    <style:style style:name="T28" style:family="text">
      <style:text-properties fo:font-weight="bold" officeooo:rsid="004e7059" style:font-weight-asian="bold" style:font-weight-complex="bold"/>
    </style:style>
    <style:style style:name="T29" style:family="text">
      <style:text-properties fo:font-weight="bold" officeooo:rsid="00500fd9" style:font-weight-asian="bold" style:font-weight-complex="bold"/>
    </style:style>
    <style:style style:name="T30" style:family="text">
      <style:text-properties fo:font-weight="bold" officeooo:rsid="00513e1d" style:font-weight-asian="bold" style:font-weight-complex="bold"/>
    </style:style>
    <style:style style:name="T31" style:family="text">
      <style:text-properties fo:font-weight="bold" officeooo:rsid="005422ed" style:font-weight-asian="bold" style:font-weight-complex="bold"/>
    </style:style>
    <style:style style:name="T32" style:family="text">
      <style:text-properties fo:font-weight="bold" officeooo:rsid="0058dbdc" style:font-weight-asian="bold" style:font-weight-complex="bold"/>
    </style:style>
    <style:style style:name="T33" style:family="text">
      <style:text-properties officeooo:rsid="00114ef0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0a11c"/>
    </style:style>
    <style:style style:name="T36" style:family="text">
      <style:text-properties style:text-underline-style="none" officeooo:rsid="0007137c"/>
    </style:style>
    <style:style style:name="T37" style:family="text">
      <style:text-properties style:text-underline-style="none" officeooo:rsid="00114ef0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16f414" style:font-weight-asian="bold" style:font-weight-complex="bold"/>
    </style:style>
    <style:style style:name="T40" style:family="text">
      <style:text-properties style:text-underline-style="none" fo:font-weight="bold" officeooo:rsid="00aa8b68" style:font-weight-asian="bold" style:font-weight-complex="bold"/>
    </style:style>
    <style:style style:name="T41" style:family="text">
      <style:text-properties style:text-underline-style="none" fo:font-weight="bold" officeooo:rsid="00413e49" style:font-weight-asian="bold" style:font-weight-complex="bold"/>
    </style:style>
    <style:style style:name="T42" style:family="text">
      <style:text-properties officeooo:rsid="00133f33"/>
    </style:style>
    <style:style style:name="T43" style:family="text">
      <style:text-properties officeooo:rsid="0013b9b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style:text-underline-style="none" fo:font-weight="normal" officeooo:rsid="003d2031" style:font-size-asian="14pt" style:font-weight-asian="normal" style:font-size-complex="14pt" style:font-weight-complex="normal"/>
    </style:style>
    <style:style style:name="T46" style:family="text">
      <style:text-properties fo:font-size="14pt" style:text-underline-style="none" fo:font-weight="bold" officeooo:rsid="0036369e" style:font-size-asian="14pt" style:font-weight-asian="bold" style:font-size-complex="14pt" style:font-weight-complex="bold"/>
    </style:style>
    <style:style style:name="T47" style:family="text">
      <style:text-properties officeooo:rsid="0013c0d5"/>
    </style:style>
    <style:style style:name="T48" style:family="text">
      <style:text-properties officeooo:rsid="01394e78"/>
    </style:style>
    <style:style style:name="T49" style:family="text">
      <style:text-properties officeooo:rsid="010a24a2"/>
    </style:style>
    <style:style style:name="T50" style:family="text">
      <style:text-properties fo:font-size="12pt" style:text-underline-style="none" officeooo:rsid="01622d69" style:font-size-asian="12pt" style:font-size-complex="12pt"/>
    </style:style>
    <style:style style:name="T51" style:family="text">
      <style:text-properties fo:font-size="12pt" style:text-underline-style="none" officeooo:rsid="00f6e815" style:font-size-asian="12pt" style:font-size-complex="12pt"/>
    </style:style>
    <style:style style:name="T5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fo:font-size="12pt" style:text-underline-style="none" fo:font-weight="normal" officeooo:rsid="00f6e815" style:font-size-asian="12pt" style:font-weight-asian="normal" style:font-size-complex="12pt" style:font-weight-complex="normal"/>
    </style:style>
    <style:style style:name="T5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style:text-underline-style="none" fo:font-weight="normal" officeooo:rsid="00f6e815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officeooo:rsid="01b81620"/>
    </style:style>
    <style:style style:name="T58" style:family="text">
      <style:text-properties officeooo:rsid="01bf0260"/>
    </style:style>
    <style:style style:name="T59" style:family="text">
      <style:text-properties officeooo:rsid="016a8065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16f414"/>
    </style:style>
    <style:style style:name="T62" style:family="text">
      <style:text-properties officeooo:rsid="0017f033"/>
    </style:style>
    <style:style style:name="T63" style:family="text">
      <style:text-properties officeooo:rsid="001bcca8"/>
    </style:style>
    <style:style style:name="T64" style:family="text">
      <style:text-properties officeooo:rsid="001c824b"/>
    </style:style>
    <style:style style:name="T65" style:family="text">
      <style:text-properties officeooo:rsid="001cbc4b"/>
    </style:style>
    <style:style style:name="T66" style:family="text">
      <style:text-properties officeooo:rsid="001dcb92"/>
    </style:style>
    <style:style style:name="T67" style:family="text">
      <style:text-properties officeooo:rsid="01455a5a"/>
    </style:style>
    <style:style style:name="T68" style:family="text">
      <style:text-properties officeooo:rsid="0209c400"/>
    </style:style>
    <style:style style:name="T69" style:family="text">
      <style:text-properties officeooo:rsid="02050e8a" style:font-size-asian="10.5pt"/>
    </style:style>
    <style:style style:name="T70" style:family="text">
      <style:text-properties officeooo:rsid="01fec813"/>
    </style:style>
    <style:style style:name="T71" style:family="text">
      <style:text-properties officeooo:rsid="001e617f"/>
    </style:style>
    <style:style style:name="T72" style:family="text">
      <style:text-properties officeooo:rsid="01bc3cd5"/>
    </style:style>
    <style:style style:name="T73" style:family="text">
      <style:text-properties officeooo:rsid="00f8e8e3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officeooo:rsid="0147ed54"/>
    </style:style>
    <style:style style:name="T76" style:family="text">
      <style:text-properties officeooo:rsid="001f01e1"/>
    </style:style>
    <style:style style:name="T77" style:family="text">
      <style:text-properties officeooo:rsid="0021ff38"/>
    </style:style>
    <style:style style:name="T78" style:family="text">
      <style:text-properties officeooo:rsid="00257dc2"/>
    </style:style>
    <style:style style:name="T79" style:family="text">
      <style:text-properties officeooo:rsid="0027ed44"/>
    </style:style>
    <style:style style:name="T80" style:family="text">
      <style:text-properties officeooo:rsid="002a9300"/>
    </style:style>
    <style:style style:name="T81" style:family="text">
      <style:text-properties officeooo:rsid="002c812d"/>
    </style:style>
    <style:style style:name="T82" style:family="text">
      <style:text-properties officeooo:rsid="002f4b2e"/>
    </style:style>
    <style:style style:name="T83" style:family="text">
      <style:text-properties officeooo:rsid="002fb685"/>
    </style:style>
    <style:style style:name="T84" style:family="text">
      <style:text-properties officeooo:rsid="0036369e"/>
    </style:style>
    <style:style style:name="T85" style:family="text">
      <style:text-properties officeooo:rsid="00370dae"/>
    </style:style>
    <style:style style:name="T86" style:family="text">
      <style:text-properties officeooo:rsid="00395a04"/>
    </style:style>
    <style:style style:name="T87" style:family="text">
      <style:text-properties officeooo:rsid="003ad185"/>
    </style:style>
    <style:style style:name="T88" style:family="text">
      <style:text-properties officeooo:rsid="003ef9d2"/>
    </style:style>
    <style:style style:name="T89" style:family="text">
      <style:text-properties officeooo:rsid="003f3c10"/>
    </style:style>
    <style:style style:name="T90" style:family="text">
      <style:text-properties officeooo:rsid="00409b20"/>
    </style:style>
    <style:style style:name="T91" style:family="text">
      <style:text-properties officeooo:rsid="00413e49"/>
    </style:style>
    <style:style style:name="T92" style:family="text">
      <style:text-properties officeooo:rsid="004334a1"/>
    </style:style>
    <style:style style:name="T93" style:family="text">
      <style:text-properties officeooo:rsid="00491047"/>
    </style:style>
    <style:style style:name="T94" style:family="text">
      <style:text-properties officeooo:rsid="0049f7de"/>
    </style:style>
    <style:style style:name="T95" style:family="text">
      <style:text-properties officeooo:rsid="004e0008"/>
    </style:style>
    <style:style style:name="T96" style:family="text">
      <style:text-properties officeooo:rsid="00500fd9"/>
    </style:style>
    <style:style style:name="T97" style:family="text">
      <style:text-properties officeooo:rsid="00513e1d"/>
    </style:style>
    <style:style style:name="T98" style:family="text">
      <style:text-properties officeooo:rsid="005422ed"/>
    </style:style>
    <style:style style:name="T99" style:family="text">
      <style:text-properties fo:font-weight="normal" officeooo:rsid="0073cebd" style:font-weight-asian="normal" style:font-weight-complex="normal"/>
    </style:style>
    <style:style style:name="T100" style:family="text">
      <style:text-properties fo:font-weight="normal" officeooo:rsid="0073efe1" style:font-weight-asian="normal" style:font-weight-complex="normal"/>
    </style:style>
    <style:style style:name="T101" style:family="text">
      <style:text-properties fo:font-weight="normal" officeooo:rsid="00759674" style:font-weight-asian="normal" style:font-weight-complex="normal"/>
    </style:style>
    <style:style style:name="T102" style:family="text">
      <style:text-properties fo:font-weight="normal" officeooo:rsid="007c8cf3" style:font-weight-asian="normal" style:font-weight-complex="normal"/>
    </style:style>
    <style:style style:name="T103" style:family="text">
      <style:text-properties officeooo:rsid="0056142b"/>
    </style:style>
    <style:style style:name="T104" style:family="text">
      <style:text-properties fo:font-size="13.5pt" officeooo:rsid="005c3e15" style:font-size-asian="13.5pt" style:font-size-complex="13.5pt"/>
    </style:style>
    <style:style style:name="T105" style:family="text">
      <style:text-properties officeooo:rsid="002481b8"/>
    </style:style>
    <style:style style:name="T106" style:family="text">
      <style:text-properties officeooo:rsid="006507da"/>
    </style:style>
    <style:style style:name="T107" style:family="text">
      <style:text-properties fo:font-size="20pt" fo:font-weight="bold" officeooo:rsid="00683b46" style:font-size-asian="20pt" style:font-weight-asian="bold" style:font-size-complex="20pt" style:font-weight-complex="bold"/>
    </style:style>
    <style:style style:name="T108" style:family="text">
      <style:text-properties fo:font-size="20pt" fo:font-weight="bold" officeooo:rsid="0076fc73" style:font-size-asian="20pt" style:font-weight-asian="bold" style:font-size-complex="20pt" style:font-weight-complex="bold"/>
    </style:style>
    <style:style style:name="T109" style:family="text">
      <style:text-properties officeooo:rsid="006948c7"/>
    </style:style>
    <style:style style:name="T110" style:family="text">
      <style:text-properties officeooo:rsid="006c985a"/>
    </style:style>
    <style:style style:name="T111" style:family="text">
      <style:text-properties officeooo:rsid="0073cebd"/>
    </style:style>
    <style:style style:name="T112" style:family="text">
      <style:text-properties officeooo:rsid="0076fc73"/>
    </style:style>
    <style:style style:name="T113" style:family="text">
      <style:text-properties officeooo:rsid="007e02d1"/>
    </style:style>
    <style:style style:name="T114" style:family="text">
      <style:text-properties officeooo:rsid="00808890"/>
    </style:style>
    <style:style style:name="T115" style:family="text">
      <style:text-properties officeooo:rsid="0087c884"/>
    </style:style>
    <style:style style:name="T116" style:family="text">
      <style:text-properties officeooo:rsid="008928d4"/>
    </style:style>
    <style:style style:name="T117" style:family="text">
      <style:text-properties officeooo:rsid="008ab261"/>
    </style:style>
    <style:style style:name="T118" style:family="text">
      <style:text-properties officeooo:rsid="008c6b1b"/>
    </style:style>
    <style:style style:name="T119" style:family="text">
      <style:text-properties officeooo:rsid="008decfa"/>
    </style:style>
    <style:style style:name="T120" style:family="text">
      <style:text-properties officeooo:rsid="00918fd9"/>
    </style:style>
    <style:style style:name="T121" style:family="text">
      <style:text-properties officeooo:rsid="00925562"/>
    </style:style>
    <style:style style:name="T122" style:family="text">
      <style:text-properties officeooo:rsid="0092b60c"/>
    </style:style>
    <style:style style:name="T123" style:family="text">
      <style:text-properties officeooo:rsid="00949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erformance testing for</text:span> <text:span text:style-name="T1">HA</text:span>Proxy</text:p>
      <text:p text:style-name="P12"/>
      <text:p text:style-name="P13">C<text:span text:style-name="T2">ONTENTS</text:span></text:p>
      <text:p text:style-name="P14"/>
      <text:p text:style-name="P14"/>
      <text:p text:style-name="P14"/>
      <text:p text:style-name="P11"><text:span text:style-name="T35">A</text:span><text:span text:style-name="T34">. <text:s/></text:span><text:span text:style-name="T36">Different testing scenarios, </text:span><text:span text:style-name="T37">hardware and software </text:span></text:p>
      <text:p text:style-name="P6"><text:s text:c="6"/>configurations.</text:p>
      <text:p text:style-name="P1"/>
      <text:p text:style-name="P3"><text:span text:style-name="T33">B.</text:span> <text:s/>Kernel tuning parameters</text:p>
      <text:p text:style-name="P3"/>
      <text:p text:style-name="P3"><text:span text:style-name="T33">C</text:span>. <text:s/>HAProxy/Nginx tuning</text:p>
      <text:p text:style-name="P3"/>
      <text:p text:style-name="P4"><text:span text:style-name="T33">D</text:span>. <text:s/>Test <text:span text:style-name="T4">methodology and </text:span>script<text:span text:style-name="T4">s</text:span></text:p>
      <text:p text:style-name="P4"/>
      <text:p text:style-name="P1"><text:span text:style-name="T33">E.</text:span> <text:s/><text:span text:style-name="T3">10g/40g/baremetal/KVM testing results</text:span></text:p>
      <text:p text:style-name="P1"/>
      <text:p text:style-name="P8">F. <text:s text:c="2"/>Issues</text:p>
      <text:p text:style-name="P109">A. Testing Scenarios, <text:span text:style-name="T33">hardware and software </text:span></text:p>
      <text:p text:style-name="P85"><text:span text:style-name="T33"><text:s text:c="5"/>configurations</text:span>:</text:p>
      <text:p text:style-name="P2"/>
      <text:p text:style-name="P2"/>
      <text:p text:style-name="P89">Testing scenarios:</text:p>
      <text:p text:style-name="P6"/>
      <text:p text:style-name="P15">Following testing measu<text:span text:style-name="T33">re</text:span>ments will be taken:</text:p>
      <text:p text:style-name="P15"/>
      <text:p text:style-name="P15">A.1 <text:s/><text:span text:style-name="T5">10g ethernet</text:span></text:p>
      <text:p text:style-name="P15"><text:tab/>A.1.1 <text:s/>Baremetal performance</text:p>
      <text:p text:style-name="P15"><text:tab/>A.2.1 <text:s/>KVM performance</text:p>
      <text:p text:style-name="P15"/>
      <text:p text:style-name="P15">A.2 <text:s text:c="2"/><text:span text:style-name="T5">40g ethernet</text:span></text:p>
      <text:p text:style-name="P15"><text:tab/>A.2.1 <text:s/>Baremetal performance</text:p>
      <text:p text:style-name="P15"/>
      <text:p text:style-name="P15"/>
      <text:p text:style-name="P89">Hardware configurations:</text:p>
      <text:p text:style-name="P16"/>
      <text:p text:style-name="P118">Baremetal configuration:</text:p>
      <text:p text:style-name="P118"/>
      <text:p text:style-name="P121">CPU:<text:tab/><text:tab/><text:span text:style-name="T43">48 </text:span>Intel(R) Xeon(R) CPU E5-2670 v3 @ 2.30GHz </text:p>
      <text:p text:style-name="P121">Memory:<text:tab/>128 GB</text:p>
      <text:p text:style-name="P122">NIC:<text:tab/><text:tab/><text:span text:style-name="T42">Intel Corporation 82599EB 10 Gigabit</text:span></text:p>
      <text:p text:style-name="P123">NIC:<text:tab/><text:tab/>40g</text:p>
      <text:p text:style-name="P122"/>
      <text:p text:style-name="P124"><text:tab/><text:span text:style-name="T6">KVM configuration:</text:span></text:p>
      <text:p text:style-name="P125"><text:tab/><text:tab/><text:span text:style-name="T43">CPU:<text:tab/><text:tab/>6 </text:span>Intel(R) Xeon(R) CPU E5-2670 v3 @ 2.30GHz </text:p>
      <text:p text:style-name="P125"><text:tab/><text:tab/><text:span text:style-name="T43">Memory:<text:tab/>8 GB</text:span></text:p>
      <text:p text:style-name="P125"><text:tab/><text:tab/><text:span text:style-name="T43">NIC:<text:tab/><text:tab/>virtio-net (1, 2 queue configuration)</text:span></text:p>
      <text:p text:style-name="P16"/>
      <text:p text:style-name="P89">Software configurations:</text:p>
      <text:p text:style-name="P16"/>
      <text:p text:style-name="P16"><text:tab/><text:span text:style-name="T43">Kernel version:<text:tab/></text:span><text:span text:style-name="T6">v3.9.</text:span><text:span text:style-name="T31">6 </text:span><text:span text:style-name="T98">(will move to 3.9.0 on new Ubuntu installation)</text:span></text:p>
      <text:p text:style-name="P16"><text:tab/><text:span text:style-name="T43">HAProxy:<text:tab/><text:tab/></text:span><text:span text:style-name="T6">v1.5.12</text:span></text:p>
      <text:p text:style-name="P16"><text:tab/><text:span text:style-name="T43">nginx:<text:tab/><text:tab/></text:span><text:span text:style-name="T6">v1.6.2</text:span></text:p>
      <text:p text:style-name="P110"><text:span text:style-name="T47">B</text:span>. <text:span text:style-name="T47">Kernel Tuning parameters for all nodes</text:span>:</text:p>
      <text:p text:style-name="P86"/>
      <text:p text:style-name="P66"/>
      <text:p text:style-name="P78"><text:span text:style-name="T61">B.1 </text:span>/etc/sysctl.conf</text:p>
      <text:p text:style-name="P92"/>
      <text:p text:style-name="P128"><text:tab/><text:tab/><text:span text:style-name="T91">fs.file-max= <text:s/>1048576 </text:span></text:p>
      <text:p text:style-name="P120">kernel.shmmax=8589934592 </text:p>
      <text:p text:style-name="P120">net.core.rmem_max=16777216 </text:p>
      <text:p text:style-name="P120">net.core.wmem_max=16777216 </text:p>
      <text:p text:style-name="P120">net.core.rmem_default=1048576 </text:p>
      <text:p text:style-name="P120">net.core.wmem_default=1048576 </text:p>
      <text:p text:style-name="P120">net.core.netdev_max_backlog=16384 </text:p>
      <text:p text:style-name="P120">net.core.somaxconn=32768 </text:p>
      <text:p text:style-name="P120">net.core.optmem_max=25165824 </text:p>
      <text:p text:style-name="P120">net.ipv4.tcp_rmem=4096 1048576 16777216 </text:p>
      <text:p text:style-name="P120">net.ipv4.tcp_wmem=4096 1048576 16777216 </text:p>
      <text:p text:style-name="P120">net.ipv4.tcp_max_syn_backlog=32768 </text:p>
      <text:p text:style-name="P120">vm.max_map_count=131060 </text:p>
      <text:p text:style-name="P120"/>
      <text:p text:style-name="P120"># Huge pages <text:span text:style-name="T92">for 2 VM's of 8GB each (increase proportionately)</text:span></text:p>
      <text:p text:style-name="P120"># vm.nr_hugepages=9000 </text:p>
      <text:p text:style-name="P120"># vm.hugetlb_shm_group = 36 </text:p>
      <text:p text:style-name="P120"/>
      <text:p text:style-name="P120">net.nf_conntrack_max=655360 </text:p>
      <text:p text:style-name="P120">net.netfilter.nf_conntrack_tcp_timeout_established=12000 </text:p>
      <text:p text:style-name="P93"/>
      <text:p text:style-name="P78"><text:span text:style-name="T62">B.2 </text:span>/etc/security/limits.conf</text:p>
      <text:p text:style-name="P92"/>
      <text:p text:style-name="P82">Add these lines <text:span text:style-name="T49">to increase file limits:</text:span></text:p>
      <text:p text:style-name="P83"><text:tab/><text:span text:style-name="T8">&lt;user&gt;</text:span><text:span text:style-name="T5"> <text:s text:c="6"/>soft <text:s text:c="5"/>nofile <text:s/></text:span><text:span text:style-name="T25">786432</text:span></text:p>
      <text:p text:style-name="P83"><text:span text:style-name="T5"><text:tab/></text:span><text:span text:style-name="T8">&lt;user&gt;</text:span><text:span text:style-name="T5"> <text:s text:c="6"/>hard <text:s text:c="3"/>nofile <text:s/></text:span><text:span text:style-name="T26">1048576</text:span><text:span text:style-name="T5"> </text:span></text:p>
      <text:p text:style-name="P84"/>
      <text:p text:style-name="P60"><text:span text:style-name="T48">For a haproxy server, the </text:span><text:span text:style-name="T7">&lt;user&gt;</text:span><text:span text:style-name="T48"> field above is </text:span><text:span text:style-name="T7">haproxy</text:span><text:span text:style-name="T48">, while for a nginx server, it is </text:span><text:span text:style-name="T7">www-data</text:span><text:span text:style-name="T48">. To make this work for all nodes, add:</text:span></text:p>
      <text:p text:style-name="P61"><text:tab/><text:span text:style-name="T10">haproxy</text:span><text:span text:style-name="T5"> <text:s text:c="6"/>soft <text:s text:c="5"/>nofile <text:s/></text:span><text:span text:style-name="T25">786432</text:span></text:p>
      <text:p text:style-name="P61"><text:span text:style-name="T5"><text:tab/></text:span><text:span text:style-name="T10">haproxy</text:span><text:span text:style-name="T5"> <text:s text:c="6"/>hard <text:s text:c="3"/>nofile <text:s/></text:span><text:span text:style-name="T26">1048576</text:span><text:span text:style-name="T5"> </text:span></text:p>
      <text:p text:style-name="P61"><text:span text:style-name="T5"><text:tab/></text:span><text:span text:style-name="T10">www-data</text:span><text:span text:style-name="T5"> <text:s text:c="3"/>soft <text:s text:c="5"/>nofile <text:s/></text:span><text:span text:style-name="T25">786432</text:span></text:p>
      <text:p text:style-name="P81"><text:span text:style-name="T38"><text:tab/></text:span><text:span text:style-name="T39">www-data</text:span><text:span text:style-name="T38"> <text:s text:c="3"/>hard <text:s text:c="3"/>nofile <text:s/></text:span><text:span text:style-name="T40"><text:s/></text:span><text:span text:style-name="T41">1048576</text:span></text:p>
      <text:p text:style-name="P116"><text:span text:style-name="T62">B.3</text:span> <text:s/>IRQ Bind <text:span text:style-name="T65">and device tuning</text:span></text:p>
      <text:p text:style-name="P94"/>
      <text:p text:style-name="P80">The ixgbe cards support 48 TX/RX interrupts (same as the number of cpus </text:p>
      <text:p text:style-name="P80">configured). Currently the systems run with all interrupts <text:span text:style-name="T57">bound </text:span>to CPU 0. This</text:p>
      <text:p text:style-name="P80">needs to be changed so that irq0 is bound to cpu0, irq1 to cpu1, <text:span text:style-name="T57">and so on</text:span>. Use</text:p>
      <text:p text:style-name="P80">set_irq_affinity.sh (David Miller) from:</text:p>
      <text:p text:style-name="P94"><text:span text:style-name="T44"><text:tab/></text:span><text:a xlink:type="simple" xlink:href="https://gist.github.com/syuu1228/4352382"><text:span text:style-name="T44">https://gist.github.com/syuu1228/4352382</text:span></text:a></text:p>
      <text:p text:style-name="P79"/>
      <text:p text:style-name="P80">to set the irq's correctly. <text:span text:style-name="T58">This sees a big gain in both latency (20%) and bandwidth </text:span></text:p>
      <text:p text:style-name="P80"><text:span text:style-name="T58">(50%) tests. </text:span>Run <text:span text:style-name="T59">on each node (can be kept in </text:span><text:span text:style-name="T9">/etc/rc.local</text:span><text:span text:style-name="T59">)</text:span>:</text:p>
      <text:p text:style-name="P79"><text:tab/># <text:span text:style-name="T60">set_irq_affinity.sh eth0</text:span></text:p>
      <text:p text:style-name="P66"/>
      <text:p text:style-name="P69"># Set GSO/GRO/SG/<text:span text:style-name="T64">TSO</text:span> on and LRO off:</text:p>
      <text:p text:style-name="P68"><text:span text:style-name="T63">e</text:span>thtool -K <text:span text:style-name="T63">eth0 </text:span>gso on gro on <text:span text:style-name="T63">sg on tso on lro off</text:span></text:p>
      <text:p text:style-name="P70"/>
      <text:p text:style-name="P67">rx-checksumming: on </text:p>
      <text:p text:style-name="P67">tx-checksumming: on </text:p>
      <text:p text:style-name="P67"/>
      <text:p text:style-name="P71">Use Jumbo frame (9000 byte) for internal network.</text:p>
      <text:p text:style-name="P111"><text:span text:style-name="T66">C</text:span>. <text:span text:style-name="T66">HAProxy tuning</text:span>:</text:p>
      <text:p text:style-name="P87"/>
      <text:p text:style-name="P105"><text:span text:style-name="T5">3.1.d Bind HAProxy instances to difference CPU's: </text:span>This results in another 5-10% gain for all workloads (see usage of <text:span text:style-name="T5">cpu-map</text:span> below).</text:p>
      <text:p text:style-name="P105"/>
      <text:p text:style-name="P91"><text:span text:style-name="T50">3.2.</text:span><text:span text:style-name="T51">1 </text:span><text:span text:style-name="T53"><text:s/>Edit</text:span><text:span text:style-name="T55"> /etc/</text:span><text:span text:style-name="T54">haproxy/haproxy.cfg</text:span><text:span text:style-name="T52"> </text:span><text:span text:style-name="T53">and set these parameters:</text:span></text:p>
      <text:p text:style-name="P95"/>
      <text:p text:style-name="P98"><text:span text:style-name="T11">3.2.</text:span><text:span text:style-name="T5">1.a </text:span><text:s/><text:span text:style-name="T67">I</text:span>n the <text:span text:style-name="T5">global</text:span> section:</text:p>
      <text:p text:style-name="P98"><text:tab/># Number of processes nbproc &lt;= #cpus, not much improvement beyond 8</text:p>
      <text:p text:style-name="P98"><text:tab/>nbproc <text:span text:style-name="T70">6</text:span></text:p>
      <text:p text:style-name="P98"><text:tab/>maxconn <text:s/>60000</text:p>
      <text:p text:style-name="P98"><text:tab/><text:span text:style-name="T68">t</text:span><text:span text:style-name="T69">une.pipesize 524288</text:span></text:p>
      <text:p text:style-name="P99"><text:tab/><text:span text:style-name="T71">cpu-map 1 0 </text:span></text:p>
      <text:p text:style-name="P101"><text:tab/>cpu-map 2 2 </text:p>
      <text:p text:style-name="P101"><text:tab/>cpu-map 3 4 </text:p>
      <text:p text:style-name="P101"><text:tab/>cpu-map 4 6 </text:p>
      <text:p text:style-name="P101"><text:tab/>cpu-map 5 8 </text:p>
      <text:p text:style-name="P101"><text:tab/>cpu-map 6 10 </text:p>
      <text:p text:style-name="P100"/>
      <text:p text:style-name="P100"><text:span text:style-name="T11">3.2.</text:span><text:span text:style-name="T5">1.b</text:span> <text:s/><text:span text:style-name="T67">I</text:span>n the <text:span text:style-name="T5">defaults</text:span> section:</text:p>
      <text:p text:style-name="P100"><text:s text:c="8"/>maxconn 60000 </text:p>
      <text:p text:style-name="P100"><text:s text:c="8"/>option splice-auto </text:p>
      <text:p text:style-name="P100"><text:s text:c="8"/>option prefer-last-server </text:p>
      <text:p text:style-name="P100"><text:s text:c="8"/>timeout connect 5000ms </text:p>
      <text:p text:style-name="P100"><text:s text:c="8"/>timeout client 50000ms </text:p>
      <text:p text:style-name="P100"><text:s text:c="8"/>timeout server 50000ms </text:p>
      <text:p text:style-name="P100"/>
      <text:p text:style-name="P100"><text:span text:style-name="T11">3.2.</text:span><text:span text:style-name="T5">1.c</text:span> <text:s/><text:span text:style-name="T67">I</text:span>n the <text:span text:style-name="T5">backend</text:span> section:</text:p>
      <text:p text:style-name="P100"><text:tab/>maxconn 60000 </text:p>
      <text:p text:style-name="P100"><text:tab/>balance roundrobin </text:p>
      <text:p text:style-name="P100"><text:tab/>option prefer-last-server </text:p>
      <text:p text:style-name="P100"><text:tab/>option forwardfor </text:p>
      <text:p text:style-name="P100"><text:tab/>option splice-auto </text:p>
      <text:p text:style-name="P100"><text:tab/>cookie FKSID prefix indirect nocache </text:p>
      <text:p text:style-name="P100"><text:tab/>server nginx-1 &lt;IP-backend1&gt;:80 maxconn 30000 check</text:p>
      <text:p text:style-name="P100"><text:tab/>server nginx-2 &lt;IP-backend2&gt;:80 maxconn 30000 check</text:p>
      <text:p text:style-name="P100"><text:tab/>...</text:p>
      <text:p text:style-name="P113"><text:span text:style-name="T76">D</text:span>. <text:s/><text:span text:style-name="T76">Nginx tuning:</text:span></text:p>
      <text:p text:style-name="P96"/>
      <text:p text:style-name="P96"/>
      <text:p text:style-name="P96"><text:span text:style-name="T11">3.3.</text:span><text:span text:style-name="T5">1</text:span> <text:s/><text:span text:style-name="T72">Use the default configuration files, and e</text:span>dit <text:span text:style-name="T60">/etc/nginx/nginx.conf</text:span> and set these parameters:</text:p>
      <text:p text:style-name="P96"/>
      <text:p text:style-name="P96"><text:span text:style-name="T11">3.3.</text:span><text:span text:style-name="T5">1.a <text:s/></text:span><text:span text:style-name="T73">Add the following to the </text:span><text:span text:style-name="T12">global</text:span><text:span text:style-name="T73"> part of the configuration file</text:span>:</text:p>
      <text:p text:style-name="P96"/>
      <text:p text:style-name="P96"><text:tab/>worker_processes=48; (or number of cpus)</text:p>
      <text:p text:style-name="P97"><text:tab/>worker_rlimit_nofile 1<text:span text:style-name="T75">6384</text:span>;</text:p>
      <text:p text:style-name="P90"><text:span text:style-name="T56"><text:tab/>worker_cpu_affinity=worker_cpu_affinity </text:span><text:span text:style-name="T74">000000000000000000000000000000000000000000000001 000000000000000000000000000000000000000000000010 000000000000000000000000000000000000000000000100 000000000000000000000000000000000000000000001000 000000000000000000000000000000000000000000010000 000000000000000000000000000000000000000000100000 000000000000000000000000000000000000000001000000 000000000000000000000000000000000000000010000000 000000000000000000000000000000000000000100000000</text:span></text:p>
      <text:p text:style-name="P96">(this is based on the number of worker_threads, each worker is pinned to one cpu)</text:p>
      <text:p text:style-name="P96"/>
      <text:p text:style-name="P96"><text:span text:style-name="T11">3.3.</text:span><text:span text:style-name="T5">1.b</text:span> <text:s/><text:span text:style-name="T73">In the</text:span> <text:span text:style-name="T5">Events</text:span> section, <text:span text:style-name="T73">add/change these parameters</text:span>:</text:p>
      <text:p text:style-name="P96"><text:s text:c="8"/>worker_connections 1<text:span text:style-name="T75">6384</text:span>; </text:p>
      <text:p text:style-name="P96"><text:s text:c="8"/>worker_aio_requests 1024; </text:p>
      <text:p text:style-name="P96"><text:s text:c="8"/>accept_mutex on;</text:p>
      <text:p text:style-name="P96"/>
      <text:p text:style-name="P96"><text:span text:style-name="T11">3.3.</text:span><text:span text:style-name="T5">1.c </text:span><text:s/>In the <text:span text:style-name="T5">http</text:span> section, add this at the top:</text:p>
      <text:p text:style-name="P119"><text:tab/>server { </text:p>
      <text:p text:style-name="P119"><text:s text:c="16"/>location / { </text:p>
      <text:p text:style-name="P119"><text:s text:c="24"/>root /var/www/html; </text:p>
      <text:p text:style-name="P119"><text:s text:c="16"/>} </text:p>
      <text:p text:style-name="P119"><text:s text:c="8"/>} </text:p>
      <text:p text:style-name="P96"><text:tab/>Note: Populate /var/www/html with static content</text:p>
      <text:p text:style-name="P103"/>
      <text:p text:style-name="P103"><text:span text:style-name="T11">3.3.</text:span><text:span text:style-name="T5">1.d </text:span><text:s/>In the http section, add/modify the following:</text:p>
      <text:p text:style-name="P104"><text:s text:c="8"/>sendfile on; </text:p>
      <text:p text:style-name="P104"><text:s text:c="8"/>tcp_nopush on; </text:p>
      <text:p text:style-name="P104"><text:s text:c="8"/>tcp_nodelay on; </text:p>
      <text:p text:style-name="P104"><text:s text:c="8"/>keepalive_requests 1000000; </text:p>
      <text:p text:style-name="P104"><text:s text:c="8"/>keepalive_timeout 65; </text:p>
      <text:p text:style-name="P104"/>
      <text:p text:style-name="P102"><text:span text:style-name="T11">3.3.</text:span><text:span text:style-name="T5">1.e </text:span><text:s/>Disable access log and turn on error log </text:p>
      <text:p text:style-name="P102"><text:tab/>access_log <text:s/>off;</text:p>
      <text:p text:style-name="P102"><text:tab/>error_log /var/log/nginx/error.log; </text:p>
      <text:p text:style-name="P112"><text:span text:style-name="T76">E</text:span>. <text:s/>Test <text:span text:style-name="T4">methodology and </text:span>script<text:span text:style-name="T4">s</text:span></text:p>
      <text:p text:style-name="P5"/>
      <text:p text:style-name="P7"/>
      <text:p text:style-name="P127">Use automated test scripts to run bandwidth and latency tests against HAProxy</text:p>
      <text:p text:style-name="P127">from multiple clients. Bandwidth is defined as large response (4K and above),</text:p>
      <text:p text:style-name="P127">while latency is defined as small packets (128 bytes – 1K).</text:p>
      <text:p text:style-name="P126"/>
      <text:p text:style-name="P17"/>
      <text:p text:style-name="P72">E.1 Bandwidth tests <text:span text:style-name="T82">on Baremetal:</text:span></text:p>
      <text:p text:style-name="P18"><text:tab/><text:span text:style-name="T5">E.1.1 <text:s/>No-</text:span><text:span text:style-name="T16">SSL, Baremetal, </text:span><text:span text:style-name="T17">10g</text:span><text:span text:style-name="T5">:</text:span></text:p>
      <text:p text:style-name="P18"><text:tab/><text:tab/># ./run_test 172.20.232.67 80 1000000000 900 128K 20 10g 3 </text:p>
      <text:p text:style-name="P18"/>
      <text:p text:style-name="P18"><text:tab/><text:tab/><text:span text:style-name="T5">Bandwidth</text:span>: 1195340.83 Kb/s <text:span text:style-name="T79">ec = </text:span><text:span text:style-name="T5">9.11</text:span> Gb/s<text:span text:style-name="T79">ec</text:span></text:p>
      <text:p text:style-name="P19"><text:tab/><text:tab/><text:span text:style-name="T15">System utilization:</text:span></text:p>
      <text:p text:style-name="P19"><text:tab/><text:tab/><text:tab/>User: 3.40% Sys: 13.52% IRQ: 0% Softirq: 19.86% Idle: 63.21%</text:p>
      <text:p text:style-name="P24"><text:tab/><text:span text:style-name="T5">E.1.</text:span><text:span text:style-name="T17">2</text:span><text:span text:style-name="T5"> <text:s/>No-</text:span><text:span text:style-name="T16">SSL, Baremetal, </text:span><text:span text:style-name="T17">40g</text:span><text:span text:style-name="T5">:</text:span></text:p>
      <text:p text:style-name="P74"/>
      <text:p text:style-name="P22"><text:tab/><text:span text:style-name="T5">E.1.</text:span><text:span text:style-name="T17">3</text:span><text:span text:style-name="T5"> <text:s/></text:span><text:span text:style-name="T16">SSL, Baremetal, </text:span><text:span text:style-name="T17">10g</text:span><text:span text:style-name="T5">:</text:span></text:p>
      <text:p text:style-name="P23"><text:tab/><text:tab/># ./run_test 172.20.232.67 <text:span text:style-name="T80">443</text:span> 1000000000 900 128K 20 10g 3</text:p>
      <text:p text:style-name="P23"><text:tab/><text:tab/><text:span text:style-name="T14">Bandwidth</text:span><text:span text:style-name="T81">: 775990.81 Kb/s = </text:span><text:span text:style-name="T14">5.92</text:span><text:span text:style-name="T81"> Gb/s</text:span></text:p>
      <text:p text:style-name="P39"><text:tab/><text:tab/><text:span text:style-name="T5">System utilization:</text:span></text:p>
      <text:p text:style-name="P39"><text:tab/><text:tab/><text:tab/>User: 26.25% Sys: 24.18% IRQ: 0% Softirq: 14.04% Idle: 35.51%</text:p>
      <text:p text:style-name="P39"/>
      <text:p text:style-name="P40"><text:tab/><text:span text:style-name="T18">E.1.</text:span><text:span text:style-name="T17">4</text:span><text:span text:style-name="T18"> <text:s/></text:span><text:span text:style-name="T16">SSL, Baremetal, </text:span><text:span text:style-name="T17">40g</text:span><text:span text:style-name="T18">:</text:span></text:p>
      <text:p text:style-name="P74"/>
      <text:p text:style-name="P75">E.2. Latency tests <text:span text:style-name="T83">on Baremetal:</text:span></text:p>
      <text:p text:style-name="P19"><text:tab/><text:span text:style-name="T14">E2.1 No-SSL, Baremetal, </text:span><text:span text:style-name="T17">10g</text:span><text:span text:style-name="T14">:</text:span></text:p>
      <text:p text:style-name="P20"><text:tab/><text:tab/><text:span text:style-name="T78"># ./run_test 172.20.232.67 80 1000000000 900 128 20 10g 3 </text:span></text:p>
      <text:p text:style-name="P21"><text:tab/><text:tab/><text:span text:style-name="T13">Requests per second:</text:span><text:span text:style-name="T79"> <text:s/></text:span><text:span text:style-name="T13">317263</text:span><text:span text:style-name="T79"> operations/second </text:span></text:p>
      <text:p text:style-name="P36"><text:tab/><text:tab/><text:span text:style-name="T5">System utilization:</text:span></text:p>
      <text:p text:style-name="P36"><text:tab/><text:tab/><text:tab/>User: 23.67% Sys: 37.76% IRQ: 0% Softirq: 16.26% Idle: 22.30%</text:p>
      <text:p text:style-name="P36"/>
      <text:p text:style-name="P38"><text:tab/><text:span text:style-name="T14">E2.</text:span><text:span text:style-name="T17">2</text:span><text:span text:style-name="T14"> No-SSL, Baremetal, </text:span><text:span text:style-name="T17">40g</text:span><text:span text:style-name="T14">:</text:span></text:p>
      <text:p text:style-name="P76"/>
      <text:p text:style-name="P36"><text:tab/><text:span text:style-name="T14">E2.</text:span><text:span text:style-name="T17">3</text:span><text:span text:style-name="T14"> <text:s/>SSL, Baremetal, </text:span><text:span text:style-name="T17">10g</text:span><text:span text:style-name="T14">:</text:span></text:p>
      <text:p text:style-name="P37"><text:tab/><text:tab/><text:span text:style-name="T78"># ./run_test 172.20.232.67 443 1000000000 900 128 20 10g 3 </text:span></text:p>
      <text:p text:style-name="P37"><text:tab/><text:tab/><text:span text:style-name="T14">Requests per second</text:span><text:span text:style-name="T81"> = </text:span><text:span text:style-name="T14">260708</text:span><text:span text:style-name="T81"> operations/s </text:span></text:p>
      <text:p text:style-name="P39"><text:tab/><text:tab/><text:span text:style-name="T5">System utilization:</text:span></text:p>
      <text:p text:style-name="P39"><text:tab/><text:tab/><text:tab/>User: 34.15% Sys: 36.04% IRQ: 0% Softirq: 19.02% Idle: 10.77%</text:p>
      <text:p text:style-name="P40"/>
      <text:p text:style-name="P40"><text:tab/><text:span text:style-name="T5">E2.</text:span><text:span text:style-name="T17">4</text:span><text:span text:style-name="T5"> <text:s/>SSL, Baremetal, </text:span><text:span text:style-name="T17">40g</text:span><text:span text:style-name="T5">:</text:span> </text:p>
      <text:p text:style-name="P40"/>
      <text:p text:style-name="P73">E.<text:span text:style-name="T83">3</text:span> <text:s/>Bandwidth tests <text:span text:style-name="T82">on KVM:</text:span></text:p>
      <text:p text:style-name="P25"><text:soft-page-break/></text:p>
      <text:p text:style-name="P62">Changes:</text:p>
      <text:p text:style-name="P62"><text:span text:style-name="T93">1. </text:span>(Host):</text:p>
      <text:p text:style-name="P41">vm.nr_hugepages=<text:span text:style-name="T94">9000</text:span></text:p>
      <text:p text:style-name="P41">vm.hugetlb_shm_group = 36 </text:p>
      <text:p text:style-name="P62"><text:span text:style-name="T93">2. </text:span>(VM):</text:p>
      <text:p text:style-name="P42"><text:span text:style-name="T93"><text:s/>2.1 </text:span>haproxy.cfg:</text:p>
      <text:p text:style-name="P42"><text:tab/>cpu-map 0,1,2,3,4,5</text:p>
      <text:p text:style-name="P62"><text:span text:style-name="T93"><text:s/>2.2 </text:span>ethtool -L eth0 combined 4</text:p>
      <text:p text:style-name="P62"><text:s/><text:span text:style-name="T93">2.3 </text:span>ifconfig eth0 mtu 9000</text:p>
      <text:p text:style-name="P62"/>
      <text:p text:style-name="P25"><text:tab/><text:span text:style-name="T5">E.</text:span><text:span text:style-name="T19">3</text:span><text:span text:style-name="T5">.1 <text:s/>No-</text:span><text:span text:style-name="T16">SSL, </text:span><text:span text:style-name="T19">KVM – </text:span><text:span text:style-name="T20">Single virtio-net queue</text:span><text:span text:style-name="T16">, </text:span><text:span text:style-name="T17">10g</text:span><text:span text:style-name="T5">:</text:span></text:p>
      <text:p text:style-name="P25"><text:tab/><text:tab/># ./run_test 172.20.232.<text:span text:style-name="T90">106 </text:span>80 1000000000 900 128K 20 10g 3 </text:p>
      <text:p text:style-name="P29"><text:tab/><text:tab/><text:span text:style-name="T5">Bandwidth</text:span>: <text:span text:style-name="T96">806349 Kb/s = </text:span><text:span text:style-name="T29">6.15</text:span><text:span text:style-name="T84"> Gb/s</text:span></text:p>
      <text:p text:style-name="P43"><text:tab/><text:tab/><text:span text:style-name="T5">System utilization:</text:span></text:p>
      <text:p text:style-name="P48"><text:tab/><text:tab/><text:tab/><text:span text:style-name="T96">User: 2.54% Sys: 7.70% IRQ: 0% Softirq: 14.50% Idle: 75.24%</text:span></text:p>
      <text:p text:style-name="P73"/>
      <text:p text:style-name="P26"><text:tab/><text:span text:style-name="T5">E.</text:span><text:span text:style-name="T19">3</text:span><text:span text:style-name="T5">.</text:span><text:span text:style-name="T24">2</text:span><text:span text:style-name="T5"> <text:s/></text:span><text:span text:style-name="T16">SSL, </text:span><text:span text:style-name="T19">KVM – </text:span><text:span text:style-name="T20">Single virtio-net queue</text:span><text:span text:style-name="T16">, </text:span><text:span text:style-name="T17">10g</text:span><text:span text:style-name="T5">:</text:span></text:p>
      <text:p text:style-name="P27"><text:span text:style-name="T5"><text:tab/><text:tab/></text:span># ./run_test 172.20.232.<text:span text:style-name="T90">106</text:span> <text:span text:style-name="T85">443 </text:span>1000000000 900 128K 20 10g 3</text:p>
      <text:p text:style-name="P30"><text:tab/><text:tab/><text:span text:style-name="T5">Bandwidth</text:span>: <text:span text:style-name="T84"><text:s/>369894 Kb/s = </text:span><text:span text:style-name="T20">2.8</text:span><text:span text:style-name="T30">2</text:span><text:span text:style-name="T84"> Gb/s</text:span></text:p>
      <text:p text:style-name="P51"><text:tab/><text:tab/><text:span text:style-name="T20">System utilization:</text:span></text:p>
      <text:p text:style-name="P55"><text:span text:style-name="T20"><text:tab/><text:tab/><text:tab/></text:span><text:span text:style-name="T97">User: 79.52% Sys: 14.22% IRQ: 0% Softirq: 5.14% Idle: 1.09%</text:span></text:p>
      <text:p text:style-name="P51"/>
      <text:p text:style-name="P51"><text:tab/><text:span text:style-name="T18">E.</text:span><text:span text:style-name="T19">3</text:span><text:span text:style-name="T18">.</text:span><text:span text:style-name="T24">3</text:span><text:span text:style-name="T18"> <text:s/>No-</text:span><text:span text:style-name="T16">SSL, </text:span><text:span text:style-name="T19">KVM – </text:span><text:span text:style-name="T32">4</text:span><text:span text:style-name="T5"> </text:span><text:span text:style-name="T20">virtio-net queue</text:span><text:span text:style-name="T16">, </text:span><text:span text:style-name="T17">10g</text:span><text:span text:style-name="T18">:</text:span></text:p>
      <text:p text:style-name="P44"><text:tab/><text:tab/><text:span text:style-name="T77"># ./run_test 172.20.232.106 80 1000000000 900 128K 20 10g 3</text:span></text:p>
      <text:p text:style-name="P47"><text:span text:style-name="T77"><text:tab/><text:tab/></text:span><text:span text:style-name="T18">Bandwidth</text:span><text:span text:style-name="T77">:<text:tab/> 1131875 Kb/s = </text:span><text:span text:style-name="T28">8.63</text:span><text:span text:style-name="T77"> Gb/s</text:span></text:p>
      <text:p text:style-name="P44"><text:span text:style-name="T77"><text:tab/><text:tab/></text:span><text:span text:style-name="T5">System utilization:</text:span></text:p>
      <text:p text:style-name="P51"><text:tab/><text:tab/><text:tab/>User: 3.84% Sys: 19.78% IRQ: 0% Softirq: 18.74% Idle: 57.60%</text:p>
      <text:p text:style-name="P51"/>
      <text:p text:style-name="P52"><text:tab/><text:span text:style-name="T18">E.</text:span><text:span text:style-name="T19">3</text:span><text:span text:style-name="T18">.</text:span><text:span text:style-name="T24">4</text:span><text:span text:style-name="T18"> <text:s/></text:span><text:span text:style-name="T16">SSL, </text:span><text:span text:style-name="T19">KVM – </text:span><text:span text:style-name="T32">4</text:span><text:span text:style-name="T5"> </text:span><text:span text:style-name="T20">virtio-net queue</text:span><text:span text:style-name="T16">, </text:span><text:span text:style-name="T17">10g</text:span><text:span text:style-name="T18">:</text:span></text:p>
      <text:p text:style-name="P53"><text:tab/><text:tab/><text:span text:style-name="T77"># ./run_test 172.20.232.106 443 1000000000 900 128 20 10g 3</text:span></text:p>
      <text:p text:style-name="P54"><text:tab/><text:tab/><text:span text:style-name="T22">Bandwidth</text:span><text:span text:style-name="T87">: 359696 Kb/s = </text:span><text:span text:style-name="T22">2.</text:span><text:span text:style-name="T27">74</text:span><text:span text:style-name="T87"> Gb/s</text:span></text:p>
      <text:p text:style-name="P58"><text:tab/><text:tab/><text:span text:style-name="T20">System utilization:</text:span></text:p>
      <text:p text:style-name="P59"><text:span text:style-name="T20"><text:tab/><text:tab/><text:tab/></text:span><text:span text:style-name="T95">User: 77.61% Sys: 15.45% IRQ: 0% Softirq: 5.83% Idle: 1.10%</text:span></text:p>
      <text:p text:style-name="P115">E.<text:span text:style-name="T86">4</text:span> <text:s/><text:span text:style-name="T87">Latency </text:span>tests <text:span text:style-name="T82">on KVM:</text:span></text:p>
      <text:p text:style-name="P52"/>
      <text:p text:style-name="P28"><text:span text:style-name="T5"><text:tab/>E.</text:span><text:span text:style-name="T21">4</text:span><text:span text:style-name="T5">.1 <text:s/>No-</text:span><text:span text:style-name="T16">SSL, </text:span><text:span text:style-name="T19">KVM – </text:span><text:span text:style-name="T20">Single virtio-net queue</text:span><text:span text:style-name="T16">, </text:span><text:span text:style-name="T17">10g</text:span><text:span text:style-name="T5">:</text:span></text:p>
      <text:p text:style-name="P28"><text:tab/><text:tab/># ./run_test 172.20.232.<text:span text:style-name="T90">106</text:span> 80 1000000000 900 128 20 10g 3 </text:p>
      <text:p text:style-name="P31"><text:tab/><text:tab/><text:span text:style-name="T21">Latency</text:span>: <text:span text:style-name="T103">142573 Operations/sec</text:span></text:p>
      <text:p text:style-name="P45"><text:tab/><text:tab/><text:span text:style-name="T5">System utilization:</text:span></text:p>
      <text:p text:style-name="P49"><text:span text:style-name="T5"><text:tab/><text:tab/><text:tab/></text:span><text:span text:style-name="T88">User: 12.13% Sys: 21.68% IRQ: 0% Softirq: 10.00% Idle: 56.16%</text:span></text:p>
      <text:p text:style-name="P77"/>
      <text:p text:style-name="P28"><text:tab/><text:span text:style-name="T5">E.</text:span><text:span text:style-name="T23">4</text:span><text:span text:style-name="T5">.</text:span><text:span text:style-name="T23">2</text:span><text:span text:style-name="T5"> <text:s/></text:span><text:span text:style-name="T16">SSL, </text:span><text:span text:style-name="T19">KVM – </text:span><text:span text:style-name="T20">Single virtio-net queue</text:span><text:span text:style-name="T16">, </text:span><text:span text:style-name="T17">10g</text:span><text:span text:style-name="T5">:</text:span></text:p>
      <text:p text:style-name="P28"><text:span text:style-name="T5"><text:tab/><text:tab/></text:span># ./run_test 172.20.232.<text:span text:style-name="T90">106</text:span> <text:span text:style-name="T85">443 </text:span>1000000000 900 128 20 10g 3</text:p>
      <text:p text:style-name="P32"><text:tab/><text:tab/><text:span text:style-name="T21">Latency</text:span>: <text:span text:style-name="T84"><text:s/>136876 Operations/sec </text:span></text:p>
      <text:p text:style-name="P53"><text:tab/><text:tab/><text:span text:style-name="T20">System utilization:</text:span></text:p>
      <text:p text:style-name="P56"><text:span text:style-name="T20"><text:tab/><text:tab/><text:tab/></text:span><text:span text:style-name="T89">User: 33.60% Sys: 21.30% IRQ: 0% Softirq: 8.82% Idle: 36.25%</text:span></text:p>
      <text:p text:style-name="P77"/>
      <text:p text:style-name="P53"><text:tab/><text:span text:style-name="T18">E.</text:span><text:span text:style-name="T23">4</text:span><text:span text:style-name="T18">.</text:span><text:span text:style-name="T23">3</text:span><text:span text:style-name="T18"> <text:s/>No-</text:span><text:span text:style-name="T16">SSL, </text:span><text:span text:style-name="T19">KVM – </text:span><text:span text:style-name="T32">4 </text:span><text:span text:style-name="T20">virtio-net queue</text:span><text:span text:style-name="T16">, </text:span><text:span text:style-name="T17">10g</text:span><text:span text:style-name="T18">:</text:span></text:p>
      <text:p text:style-name="P45"><text:tab/><text:tab/><text:span text:style-name="T77"># ./run_test 172.20.232.106 80 1000000000 900 128 20 10g 3</text:span></text:p>
      <text:p text:style-name="P50"><text:span text:style-name="T77"><text:tab/><text:tab/></text:span><text:span text:style-name="T22">Latency</text:span><text:span text:style-name="T77">: 285142 Operations/sec </text:span></text:p>
      <text:p text:style-name="P45"><text:span text:style-name="T77"><text:tab/><text:tab/></text:span><text:span text:style-name="T5">System utilization:</text:span></text:p>
      <text:p text:style-name="P50"><text:span text:style-name="T5"><text:tab/><text:tab/><text:tab/></text:span><text:span text:style-name="T104">User: 25.46% Sys: 39.70% IRQ: .01% Softirq: 20.15% Idle: 14.67%</text:span></text:p>
      <text:p text:style-name="P53"/>
      <text:p text:style-name="P53"><text:span text:style-name="T18"><text:tab/>E.</text:span><text:span text:style-name="T23">4</text:span><text:span text:style-name="T18">.</text:span><text:span text:style-name="T23">4 <text:s/></text:span><text:span text:style-name="T18"><text:s/></text:span><text:span text:style-name="T16">SSL, </text:span><text:span text:style-name="T19">KVM – </text:span><text:span text:style-name="T32">4</text:span><text:span text:style-name="T18"> </text:span><text:span text:style-name="T20">virtio-net queue</text:span><text:span text:style-name="T16">, </text:span><text:span text:style-name="T17">10g</text:span><text:span text:style-name="T18">:</text:span></text:p>
      <text:p text:style-name="P53"><text:span text:style-name="T18"><text:tab/><text:tab/></text:span><text:span text:style-name="T77"># ./run_test 172.20.232.106 443 1000000000 900 128 20 10g 3</text:span></text:p>
      <text:p text:style-name="P57"><text:tab/><text:tab/><text:span text:style-name="T22">Latency</text:span><text:span text:style-name="T77">: <text:s/>200894 Operations/sec</text:span></text:p>
      <text:p text:style-name="P46"><text:span text:style-name="T77"><text:tab/><text:tab/></text:span><text:span text:style-name="T5">System utilization:</text:span></text:p>
      <text:p text:style-name="P106"><text:span text:style-name="T46"><text:tab/><text:tab/><text:tab/></text:span><text:span text:style-name="T45">User: 47.96% Sys: 31.91% IRQ: 0% Softirq: 17.71% Idle: 2.40%</text:span></text:p>
      <text:p text:style-name="P143">Bandwidth Results</text:p>
      <text:p text:style-name="P144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38">#</text:p>
            </table:table-cell>
            <table:table-cell table:style-name="Table1.A1" office:value-type="string">
              <text:p text:style-name="P136">Description</text:p>
            </table:table-cell>
            <table:table-cell table:style-name="Table1.A1" office:value-type="string">
              <text:p text:style-name="P136">BW</text:p>
              <text:p text:style-name="P140">(gbps)</text:p>
            </table:table-cell>
            <table:table-cell table:style-name="Table1.A1" office:value-type="string">
              <text:p text:style-name="P136">User%</text:p>
            </table:table-cell>
            <table:table-cell table:style-name="Table1.A1" office:value-type="string">
              <text:p text:style-name="P136">Sys%</text:p>
            </table:table-cell>
            <table:table-cell table:style-name="Table1.A1" office:value-type="string">
              <text:p text:style-name="P136">Softirq%</text:p>
            </table:table-cell>
            <table:table-cell table:style-name="Table1.G1" office:value-type="string">
              <text:p text:style-name="P136">Idle%</text:p>
            </table:table-cell>
          </table:table-row>
        </table:table-header-rows>
        <table:table-row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33">No-<text:span text:style-name="T105">SSL, BM, 10g</text:span></text:p>
          </table:table-cell>
          <table:table-cell table:style-name="Table1.A2" office:value-type="string">
            <text:p text:style-name="P34">9.11</text:p>
          </table:table-cell>
          <table:table-cell table:style-name="Table1.A2" office:value-type="string">
            <text:p text:style-name="P129">3.4</text:p>
          </table:table-cell>
          <table:table-cell table:style-name="Table1.A2" office:value-type="string">
            <text:p text:style-name="P129">13.5</text:p>
          </table:table-cell>
          <table:table-cell table:style-name="Table1.A2" office:value-type="string">
            <text:p text:style-name="P129">19.9</text:p>
          </table:table-cell>
          <table:table-cell table:style-name="Table1.G2" office:value-type="string">
            <text:p text:style-name="P129">63.2</text:p>
          </table:table-cell>
        </table:table-row>
        <table:table-row>
          <table:table-cell table:style-name="Table1.A2" office:value-type="string">
            <text:p text:style-name="P130">2</text:p>
          </table:table-cell>
          <table:table-cell table:style-name="Table1.A2" office:value-type="string">
            <text:p text:style-name="P130">SSL, <text:span text:style-name="T106">BM</text:span>, 10g</text:p>
          </table:table-cell>
          <table:table-cell table:style-name="Table1.A2" office:value-type="string">
            <text:p text:style-name="P132">5.92</text:p>
          </table:table-cell>
          <table:table-cell table:style-name="Table1.A2" office:value-type="string">
            <text:p text:style-name="P132">26.3</text:p>
          </table:table-cell>
          <table:table-cell table:style-name="Table1.A2" office:value-type="string">
            <text:p text:style-name="P132">24.2</text:p>
          </table:table-cell>
          <table:table-cell table:style-name="Table1.A2" office:value-type="string">
            <text:p text:style-name="P132">14</text:p>
          </table:table-cell>
          <table:table-cell table:style-name="Table1.G2" office:value-type="string">
            <text:p text:style-name="P132">35.5</text:p>
          </table:table-cell>
        </table:table-row>
        <table:table-row>
          <table:table-cell table:style-name="Table1.A2" office:value-type="string">
            <text:p text:style-name="P132">3</text:p>
          </table:table-cell>
          <table:table-cell table:style-name="Table1.A2" office:value-type="string">
            <text:p text:style-name="P132">No-SSL, KVM, 1vq</text:p>
          </table:table-cell>
          <table:table-cell table:style-name="Table1.A2" office:value-type="string">
            <text:p text:style-name="P132">6.15</text:p>
          </table:table-cell>
          <table:table-cell table:style-name="Table1.A2" office:value-type="string">
            <text:p text:style-name="P134">2.5</text:p>
          </table:table-cell>
          <table:table-cell table:style-name="Table1.A2" office:value-type="string">
            <text:p text:style-name="P134">7.7</text:p>
          </table:table-cell>
          <table:table-cell table:style-name="Table1.A2" office:value-type="string">
            <text:p text:style-name="P134">14.5</text:p>
          </table:table-cell>
          <table:table-cell table:style-name="Table1.G2" office:value-type="string">
            <text:p text:style-name="P134">75.2</text:p>
          </table:table-cell>
        </table:table-row>
        <table:table-row>
          <table:table-cell table:style-name="Table1.A2" office:value-type="string">
            <text:p text:style-name="P134">4</text:p>
          </table:table-cell>
          <table:table-cell table:style-name="Table1.A2" office:value-type="string">
            <text:p text:style-name="P134">SSL, KVM, 1vq</text:p>
          </table:table-cell>
          <table:table-cell table:style-name="Table1.A2" office:value-type="string">
            <text:p text:style-name="P134">2.82</text:p>
          </table:table-cell>
          <table:table-cell table:style-name="Table1.A2" office:value-type="string">
            <text:p text:style-name="P134">79.5</text:p>
          </table:table-cell>
          <table:table-cell table:style-name="Table1.A2" office:value-type="string">
            <text:p text:style-name="P134">14.2</text:p>
          </table:table-cell>
          <table:table-cell table:style-name="Table1.A2" office:value-type="string">
            <text:p text:style-name="P134">5.1</text:p>
          </table:table-cell>
          <table:table-cell table:style-name="Table1.G2" office:value-type="string">
            <text:p text:style-name="P134">1.1 </text:p>
          </table:table-cell>
        </table:table-row>
        <table:table-row>
          <table:table-cell table:style-name="Table1.A2" office:value-type="string">
            <text:p text:style-name="P134">5</text:p>
          </table:table-cell>
          <table:table-cell table:style-name="Table1.A2" office:value-type="string">
            <text:p text:style-name="P134">No-SSL, KVM, 4vq</text:p>
          </table:table-cell>
          <table:table-cell table:style-name="Table1.A2" office:value-type="string">
            <text:p text:style-name="P134">8.63</text:p>
          </table:table-cell>
          <table:table-cell table:style-name="Table1.A2" office:value-type="string">
            <text:p text:style-name="P134">3.8</text:p>
          </table:table-cell>
          <table:table-cell table:style-name="Table1.A2" office:value-type="string">
            <text:p text:style-name="P134">19.8</text:p>
          </table:table-cell>
          <table:table-cell table:style-name="Table1.A2" office:value-type="string">
            <text:p text:style-name="P134">18.7</text:p>
          </table:table-cell>
          <table:table-cell table:style-name="Table1.G2" office:value-type="string">
            <text:p text:style-name="P134">15.6</text:p>
          </table:table-cell>
        </table:table-row>
        <table:table-row>
          <table:table-cell table:style-name="Table1.A2" office:value-type="string">
            <text:p text:style-name="P134">6</text:p>
          </table:table-cell>
          <table:table-cell table:style-name="Table1.A2" office:value-type="string">
            <text:p text:style-name="P134">SSL, KVM, 4vq</text:p>
          </table:table-cell>
          <table:table-cell table:style-name="Table1.A2" office:value-type="string">
            <text:p text:style-name="P134">2.74</text:p>
          </table:table-cell>
          <table:table-cell table:style-name="Table1.A2" office:value-type="string">
            <text:p text:style-name="P134">77.6</text:p>
          </table:table-cell>
          <table:table-cell table:style-name="Table1.A2" office:value-type="string">
            <text:p text:style-name="P134">15.5</text:p>
          </table:table-cell>
          <table:table-cell table:style-name="Table1.A2" office:value-type="string">
            <text:p text:style-name="P134">5.8</text:p>
          </table:table-cell>
          <table:table-cell table:style-name="Table1.G2" office:value-type="string">
            <text:p text:style-name="P134">1.1</text:p>
          </table:table-cell>
        </table:table-row>
      </table:table>
      <text:p text:style-name="P107"/>
      <text:p text:style-name="P147">(Maintainer says that he gets 4.6 gpbs on a 3.5GHz single core with AES-NI<text:span text:style-name="T113">)</text:span></text:p>
      <text:p text:style-name="P147"/>
      <text:p text:style-name="P148">Much better result for SSL, KVM, 4vq by pinning vhost on different cpus from main</text:p>
      <text:p text:style-name="P148">guest cpus, but on the same socket:</text:p>
      <text:p text:style-name="P148"/>
      <text:p text:style-name="P148">taskset -p -c 12,14,16,18,20,<text:span text:style-name="T114">22</text:span> 6649 (50, 51, 52)</text:p>
      <text:p text:style-name="P149"><text:tab/>Bandwidth: 3.54 Gb/s</text:p>
      <text:p text:style-name="P149"><text:tab/>User: 29.19% Sys: 44.63% IRQ: .02% Softirq: 14.65% Idle: 11.50% (Total: 99.99%)</text:p>
      <text:p text:style-name="P150">4.72 Gb/s using procs=40 instead of 900</text:p>
      <text:p text:style-name="P151">And 6.63 against BM for 40</text:p>
      <text:p text:style-name="P151"/>
      <text:p text:style-name="P156">Tuning irq on haproxy KVM improves more:</text:p>
      <text:p text:style-name="P156">set_irq_affinity.sh with minor changes to support virtio0-input-</text:p>
      <text:p text:style-name="P156"><text:tab/>Without: 8.0 gbps <text:s/><text:span text:style-name="T120">(300K Latency)</text:span></text:p>
      <text:p text:style-name="P156"><text:tab/>With: <text:s text:c="5"/>8.32 gbps <text:span text:style-name="T120">(340K Latency, BM: 341K)</text:span></text:p>
      <text:p text:style-name="P117"><text:span text:style-name="T107">Latency Result</text:span><text:span text:style-name="T108">s</text:span></text:p>
      <text:p text:style-name="P108"/>
      <text:p text:style-name="P10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139"/>
            </table:table-cell>
            <table:table-cell table:style-name="Table2.A1" office:value-type="string">
              <text:p text:style-name="P137">Description</text:p>
            </table:table-cell>
            <table:table-cell table:style-name="Table2.A1" office:value-type="string">
              <text:p text:style-name="P142">Latency</text:p>
              <text:p text:style-name="P141">(<text:span text:style-name="T109">ops/sec</text:span>)</text:p>
            </table:table-cell>
            <table:table-cell table:style-name="Table2.A1" office:value-type="string">
              <text:p text:style-name="P137">Use<text:span text:style-name="T112">r%</text:span></text:p>
            </table:table-cell>
            <table:table-cell table:style-name="Table2.A1" office:value-type="string">
              <text:p text:style-name="P137">Sys%</text:p>
            </table:table-cell>
            <table:table-cell table:style-name="Table2.A1" office:value-type="string">
              <text:p text:style-name="P137">Softirq%</text:p>
            </table:table-cell>
            <table:table-cell table:style-name="Table2.G1" office:value-type="string">
              <text:p text:style-name="P137">Idle%</text:p>
            </table:table-cell>
          </table:table-row>
        </table:table-header-rows>
        <table:table-row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35">No-<text:span text:style-name="T105">SSL, BM, 10g</text:span></text:p>
          </table:table-cell>
          <table:table-cell table:style-name="Table2.A2" office:value-type="string">
            <text:p text:style-name="P65">3<text:span text:style-name="T121">41</text:span>K</text:p>
          </table:table-cell>
          <table:table-cell table:style-name="Table2.A2" office:value-type="string">
            <text:p text:style-name="P135">23.7</text:p>
          </table:table-cell>
          <table:table-cell table:style-name="Table2.A2" office:value-type="string">
            <text:p text:style-name="P135">37.8</text:p>
          </table:table-cell>
          <table:table-cell table:style-name="Table2.A2" office:value-type="string">
            <text:p text:style-name="P135">16.3</text:p>
          </table:table-cell>
          <table:table-cell table:style-name="Table2.G2" office:value-type="string">
            <text:p text:style-name="P135">22.3</text:p>
          </table:table-cell>
        </table:table-row>
        <table:table-row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31">SSL, <text:span text:style-name="T106">BM</text:span>, 10g</text:p>
          </table:table-cell>
          <table:table-cell table:style-name="Table2.A2" office:value-type="string">
            <text:p text:style-name="P135"><text:span text:style-name="T123">260-303</text:span>K</text:p>
          </table:table-cell>
          <table:table-cell table:style-name="Table2.A2" office:value-type="string">
            <text:p text:style-name="P135">34.2</text:p>
          </table:table-cell>
          <table:table-cell table:style-name="Table2.A2" office:value-type="string">
            <text:p text:style-name="P135">36.0</text:p>
          </table:table-cell>
          <table:table-cell table:style-name="Table2.A2" office:value-type="string">
            <text:p text:style-name="P135">19.0</text:p>
          </table:table-cell>
          <table:table-cell table:style-name="Table2.G2" office:value-type="string">
            <text:p text:style-name="P135">10.8</text:p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133">No-SSL, KVM, 1vq</text:p>
          </table:table-cell>
          <table:table-cell table:style-name="Table2.A2" office:value-type="string">
            <text:p text:style-name="P135">143K</text:p>
          </table:table-cell>
          <table:table-cell table:style-name="Table2.A2" office:value-type="string">
            <text:p text:style-name="P135">12.1</text:p>
          </table:table-cell>
          <table:table-cell table:style-name="Table2.A2" office:value-type="string">
            <text:p text:style-name="P135">21.7</text:p>
          </table:table-cell>
          <table:table-cell table:style-name="Table2.A2" office:value-type="string">
            <text:p text:style-name="P135">10.0</text:p>
          </table:table-cell>
          <table:table-cell table:style-name="Table2.G2" office:value-type="string">
            <text:p text:style-name="P135">56.2</text:p>
          </table:table-cell>
        </table:table-row>
        <table:table-row>
          <table:table-cell table:style-name="Table2.A2" office:value-type="string">
            <text:p text:style-name="P134"/>
          </table:table-cell>
          <table:table-cell table:style-name="Table2.A2" office:value-type="string">
            <text:p text:style-name="P134">SSL, KVM, 1vq</text:p>
          </table:table-cell>
          <table:table-cell table:style-name="Table2.A2" office:value-type="string">
            <text:p text:style-name="P135">137K</text:p>
          </table:table-cell>
          <table:table-cell table:style-name="Table2.A2" office:value-type="string">
            <text:p text:style-name="P135">33.6</text:p>
          </table:table-cell>
          <table:table-cell table:style-name="Table2.A2" office:value-type="string">
            <text:p text:style-name="P135">21.3</text:p>
          </table:table-cell>
          <table:table-cell table:style-name="Table2.A2" office:value-type="string">
            <text:p text:style-name="P135">8.8</text:p>
          </table:table-cell>
          <table:table-cell table:style-name="Table2.G2" office:value-type="string">
            <text:p text:style-name="P135">36.3</text:p>
          </table:table-cell>
        </table:table-row>
        <table:table-row>
          <table:table-cell table:style-name="Table2.A2" office:value-type="string">
            <text:p text:style-name="P134"/>
          </table:table-cell>
          <table:table-cell table:style-name="Table2.A2" office:value-type="string">
            <text:p text:style-name="P134">No-SSL, KVM, 4vq</text:p>
          </table:table-cell>
          <table:table-cell table:style-name="Table2.A2" office:value-type="string">
            <text:p text:style-name="P135"><text:span text:style-name="T121">340</text:span>K <text:span text:style-name="T121">with opt</text:span></text:p>
          </table:table-cell>
          <table:table-cell table:style-name="Table2.A2" office:value-type="string">
            <text:p text:style-name="P135">25.5</text:p>
          </table:table-cell>
          <table:table-cell table:style-name="Table2.A2" office:value-type="string">
            <text:p text:style-name="P135">39.7</text:p>
          </table:table-cell>
          <table:table-cell table:style-name="Table2.A2" office:value-type="string">
            <text:p text:style-name="P135">20.2</text:p>
          </table:table-cell>
          <table:table-cell table:style-name="Table2.G2" office:value-type="string">
            <text:p text:style-name="P135">14.7</text:p>
          </table:table-cell>
        </table:table-row>
        <table:table-row>
          <table:table-cell table:style-name="Table2.A2" office:value-type="string">
            <text:p text:style-name="P134"/>
          </table:table-cell>
          <table:table-cell table:style-name="Table2.A2" office:value-type="string">
            <text:p text:style-name="P134">SSL, KVM, 4vq</text:p>
          </table:table-cell>
          <table:table-cell table:style-name="Table2.A2" office:value-type="string">
            <text:p text:style-name="P135"><text:span text:style-name="T122">251</text:span>K</text:p>
          </table:table-cell>
          <table:table-cell table:style-name="Table2.A2" office:value-type="string">
            <text:p text:style-name="P135">48.0</text:p>
          </table:table-cell>
          <table:table-cell table:style-name="Table2.A2" office:value-type="string">
            <text:p text:style-name="P134"><text:s/><text:span text:style-name="T110">32.0</text:span></text:p>
          </table:table-cell>
          <table:table-cell table:style-name="Table2.A2" office:value-type="string">
            <text:p text:style-name="P135">17.7</text:p>
          </table:table-cell>
          <table:table-cell table:style-name="Table2.G2" office:value-type="string">
            <text:p text:style-name="P135">2.4</text:p>
          </table:table-cell>
        </table:table-row>
      </table:table>
      <text:p text:style-name="P152"/>
      <text:p text:style-name="P153">Can get 256K in SSL, KVM, 4vq case by above tuning (pin vhost)</text:p>
      <text:p text:style-name="P154">Vhost (without using hyperthreaded cpus), <text:span text:style-name="T118">SSL latency test &amp; no-SSL latency test:</text:span></text:p>
      <text:p text:style-name="P154"><text:tab/>Using same cpus as qemu: 145K <text:s text:c="29"/><text:span text:style-name="T119">162K</text:span></text:p>
      <text:p text:style-name="P154"><text:tab/>Using different even cpus as qemu: 265K <text:s text:c="16"/><text:span text:style-name="T119">324K (340K for 500)</text:span></text:p>
      <text:p text:style-name="P154"><text:tab/>Using all even cpus: <text:span text:style-name="T116">240K <text:s text:c="40"/>270K</text:span></text:p>
      <text:p text:style-name="P154"><text:tab/>Using all odd cpus: <text:span text:style-name="T117">232K <text:s text:c="42"/>296K</text:span></text:p>
      <text:p text:style-name="P154"><text:tab/>Using all cpus:<text:tab/><text:span text:style-name="T117">250K <text:s text:c="44"/>288K</text:span></text:p>
      <text:p text:style-name="P154"><text:tab/><text:span text:style-name="T117">Using 12-46 evens: 227K <text:s text:c="43"/>280K</text:span></text:p>
      <text:p text:style-name="P154"/>
      <text:p text:style-name="P155">Best: “<text:span text:style-name="T115">Using different even cpus as qemu” </text:span>(12,14,16,18,20,22)</text:p>
      <text:p text:style-name="P114"><text:span text:style-name="T111">F</text:span>. <text:s/><text:span text:style-name="T111">Issues</text:span></text:p>
      <text:p text:style-name="P88"/>
      <text:p text:style-name="P8">Following are the issues found during testing:</text:p>
      <text:p text:style-name="P9"/>
      <text:p text:style-name="P8">F.1. SSL performance is low</text:p>
      <text:p text:style-name="P146"><text:tab/>F.1.1 <text:s text:c="2"/>For BW, the numbers for baremetal is about</text:p>
      <text:p text:style-name="P146"><text:tab/><text:tab/> <text:s text:c="3"/>35% lower than for plain text.</text:p>
      <text:p text:style-name="P146"><text:tab/>F.1.2 <text:s text:c="3"/>For BW, the numbers for VM is even lower</text:p>
      <text:p text:style-name="P146"><text:tab/><text:tab/> <text:s text:c="4"/>(need to investigate this).</text:p>
      <text:p text:style-name="P8"><text:tab/>F.1.3 <text:s text:c="3"/>Latency seems reasonable.</text:p>
      <text:p text:style-name="P9"/>
      <text:p text:style-name="P10"><text:span text:style-name="T99">F.2 <text:s text:c="2"/>SSL for large I/O </text:span><text:span text:style-name="T102">does not </text:span><text:span text:style-name="T99">complete during </text:span><text:span text:style-name="T100">testing </text:span><text:span text:style-name="T102">and</text:span></text:p>
      <text:p text:style-name="P10"><text:span text:style-name="T102"><text:tab/> stops at 90%</text:span><text:span text:style-name="T99"> </text:span><text:span text:style-name="T102">completion. </text:span><text:span text:style-name="T99">Workloads upto 16K</text:span></text:p>
      <text:p text:style-name="P10"><text:span text:style-name="T99"><text:s text:c="8"/>complete but 128K </text:span><text:span text:style-name="T101">does not complete</text:span><text:span text:style-name="T99">. Working with</text:span></text:p>
      <text:p text:style-name="P10"><text:span text:style-name="T99"><text:tab/> </text:span><text:span text:style-name="T100">the </text:span><text:span text:style-name="T99">community for a solution.</text:span></text:p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1:48:36.840396937</meta:creation-date>
    <dc:date>2015-05-27T16:50:58.732088265</dc:date>
    <meta:editing-duration>PT21H38M27S</meta:editing-duration>
    <meta:editing-cycles>123</meta:editing-cycles>
    <meta:generator>LibreOffice/4.2.8.2$Linux_X86_64 LibreOffice_project/420m0$Build-2</meta:generator>
    <meta:document-statistic meta:table-count="2" meta:image-count="0" meta:object-count="0" meta:page-count="12" meta:paragraph-count="342" meta:word-count="1466" meta:character-count="10671" meta:non-whitespace-character-count="8713"/>
  </office:meta>
</office:document-meta>
</file>